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9000067410000082B69877D5F.svm" manifest:media-type=""/>
  <manifest:file-entry manifest:full-path="Pictures/20000009000017AC00001A0D96507957.svm" manifest:media-type=""/>
  <manifest:file-entry manifest:full-path="Pictures/200000090000491300000A575946E9D4.svm" manifest:media-type=""/>
  <manifest:file-entry manifest:full-path="Pictures/20000009000067E000000BAFF859858D.svm" manifest:media-type=""/>
  <manifest:file-entry manifest:full-path="Pictures/20000009000048F900000E2A00B27758.svm" manifest:media-type=""/>
  <manifest:file-entry manifest:full-path="Pictures/20000009000014C700001A0D11E9D6EF.svm" manifest:media-type=""/>
  <manifest:file-entry manifest:full-path="Pictures/200000090000455B000007DCD121B4DF.svm" manifest:media-type=""/>
  <manifest:file-entry manifest:full-path="Pictures/20000009000045AA00000BC9EBB3835C.svm" manifest:media-type=""/>
  <manifest:file-entry manifest:full-path="Pictures/200000090000455B000008116D4916F8.svm" manifest:media-type=""/>
  <manifest:file-entry manifest:full-path="Pictures/200000090000458F00000C3332253877.svm" manifest:media-type=""/>
  <manifest:file-entry manifest:full-path="Pictures/20000009000017AC00001BE9AAAECD98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LucidaSans-TypNarr" svg:font-family="LucidaSans-TypNarr" style:font-family-generic="roman"/>
    <style:font-face style:name="LucidaSans-TypNarrBold" svg:font-family="LucidaSans-TypNarrBold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style:text-underline-style="solid" style:text-underline-width="auto" style:text-underline-color="font-color" fo:font-weight="bold" officeooo:rsid="001c73cd" officeooo:paragraph-rsid="001c73c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Calibri" style:text-underline-style="solid" style:text-underline-width="auto" style:text-underline-color="font-color" fo:font-weight="bold" officeooo:rsid="001c73cd" officeooo:paragraph-rsid="001c73cd" style:font-weight-asian="bold" style:font-weight-complex="bold"/>
    </style:style>
    <style:style style:name="P3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265a2" officeooo:paragraph-rsid="004199fe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41726" officeooo:paragraph-rsid="004199fe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51138" officeooo:paragraph-rsid="004199fe" style:font-size-asian="9.60000038146973pt" style:font-weight-asian="bold" style:font-size-complex="11p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51138" officeooo:paragraph-rsid="004199fe" style:font-size-asian="9.60000038146973pt" style:font-weight-asian="bold" style:font-size-complex="11pt" style:font-weight-complex="bold"/>
    </style:style>
    <style:style style:name="P7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51138" officeooo:paragraph-rsid="0043546d" style:font-size-asian="9.60000038146973pt" style:font-weight-asian="bold" style:font-size-complex="11pt" style:font-weight-complex="bold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61c62" officeooo:paragraph-rsid="004199fe" style:font-size-asian="9.60000038146973pt" style:font-weight-asian="bold" style:font-size-complex="11pt" style:font-weight-complex="bold"/>
    </style:style>
    <style:style style:name="P9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82077" officeooo:paragraph-rsid="004199fe" style:font-size-asian="9.60000038146973pt" style:font-weight-asian="bold" style:font-size-complex="11pt" style:font-weight-complex="bold"/>
    </style:style>
    <style:style style:name="P10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c6f05" officeooo:paragraph-rsid="0043546d" style:font-size-asian="9.60000038146973pt" style:font-weight-asian="bold" style:font-size-complex="11pt" style:font-weight-complex="bold"/>
    </style:style>
    <style:style style:name="P11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e2053" officeooo:paragraph-rsid="0043546d" style:font-size-asian="9.60000038146973pt" style:font-weight-asian="bold" style:font-size-complex="11pt" style:font-weight-complex="bold"/>
    </style:style>
    <style:style style:name="P12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101fe83" officeooo:paragraph-rsid="0043546d" style:font-size-asian="9.60000038146973pt" style:font-weight-asian="bold" style:font-size-complex="11pt" style:font-weight-complex="bold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103b70a" officeooo:paragraph-rsid="0043546d" style:font-size-asian="9.60000038146973pt" style:font-weight-asian="bold" style:font-size-complex="11pt" style:font-weight-complex="bold"/>
    </style:style>
    <style:style style:name="P14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103e86e" officeooo:paragraph-rsid="0043546d" style:font-size-asian="9.60000038146973pt" style:font-weight-asian="bold" style:font-size-complex="11pt" style:font-weight-complex="bold"/>
    </style:style>
    <style:style style:name="P15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64c21" officeooo:paragraph-rsid="004dbdee" style:font-size-asian="9.60000038146973pt" style:font-weight-asian="bold" style:font-size-complex="11pt" style:font-weight-complex="bold"/>
    </style:style>
    <style:style style:name="P16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f265a2" officeooo:paragraph-rsid="004199fe" style:font-size-asian="9.60000038146973pt" style:font-weight-asian="bold" style:font-size-complex="11pt" style:font-weight-complex="bold"/>
    </style:style>
    <style:style style:name="P17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f41726" officeooo:paragraph-rsid="004199fe" style:font-size-asian="9.60000038146973pt" style:font-weight-asian="bold" style:font-size-complex="11pt" style:font-weight-complex="bold"/>
    </style:style>
    <style:style style:name="P18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f51138" officeooo:paragraph-rsid="004199fe" style:font-size-asian="9.60000038146973pt" style:font-weight-asian="bold" style:font-size-complex="11pt" style:font-weight-complex="bold"/>
    </style:style>
    <style:style style:name="P19" style:family="paragraph" style:parent-style-name="Standard">
      <style:paragraph-properties fo:line-height="10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f82077" officeooo:paragraph-rsid="004199fe" style:font-size-asian="9.60000038146973pt" style:font-weight-asian="bold" style:font-size-complex="11pt" style:font-weight-complex="bold"/>
    </style:style>
    <style:style style:name="P20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fc6f05" officeooo:paragraph-rsid="0043546d" style:font-size-asian="9.60000038146973pt" style:font-weight-asian="bold" style:font-size-complex="11pt" style:font-weight-complex="bold"/>
    </style:style>
    <style:style style:name="P21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102a48c" officeooo:paragraph-rsid="0043546d" style:font-size-asian="9.60000038146973pt" style:font-weight-asian="bold" style:font-size-complex="11pt" style:font-weight-complex="bold"/>
    </style:style>
    <style:style style:name="P22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464c21" officeooo:paragraph-rsid="004dbdee" style:font-size-asian="9.60000038146973pt" style:font-weight-asian="bold" style:font-size-complex="11pt" style:font-weight-complex="bold"/>
    </style:style>
    <style:style style:name="P23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f61c62" officeooo:paragraph-rsid="004199fe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line-height="150%" fo:text-align="center" style:justify-single-word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101fe83" officeooo:paragraph-rsid="0043546d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line-height="150%" fo:text-align="start" style:justify-single-word="false">
        <style:tab-stops>
          <style:tab-stop style:position="0.25in"/>
        </style:tab-stops>
      </style:paragraph-properties>
      <style:text-properties officeooo:rsid="00f61c62" officeooo:paragraph-rsid="0043546d"/>
    </style:style>
    <style:style style:name="P26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27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2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eea0c" officeooo:paragraph-rsid="001eea0c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2cf95a" officeooo:paragraph-rsid="002cf95a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2dcb60" officeooo:paragraph-rsid="002dcb60" style:font-size-asian="9.60000038146973pt" style:font-weight-asian="normal" style:font-size-complex="11pt" style:font-weight-complex="normal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026a2" officeooo:paragraph-rsid="003026a2" style:font-size-asian="9.60000038146973pt" style:font-weight-asian="normal" style:font-size-complex="11pt" style:font-weight-complex="normal"/>
    </style:style>
    <style:style style:name="P3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026a2" officeooo:paragraph-rsid="007ad54e" style:font-size-asian="9.60000038146973pt" style:font-weight-asian="normal" style:font-size-complex="11pt" style:font-weight-complex="normal"/>
    </style:style>
    <style:style style:name="P3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fb137d" officeooo:paragraph-rsid="004199fe" style:font-size-asian="9.60000038146973pt" style:font-weight-asian="normal" style:font-size-complex="11pt" style:font-weight-complex="normal"/>
    </style:style>
    <style:style style:name="P3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f23e9c" officeooo:paragraph-rsid="004199fe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f23e9c" officeooo:paragraph-rsid="004199fe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83433" officeooo:paragraph-rsid="00483433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1cefb" officeooo:paragraph-rsid="0031cefb" style:font-size-asian="9.60000038146973pt" style:font-weight-asian="normal" style:font-size-complex="11pt" style:font-weight-complex="normal"/>
    </style:style>
    <style:style style:name="P3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42178" officeooo:paragraph-rsid="00342178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6f07d" officeooo:paragraph-rsid="0036f07d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aabc4" officeooo:paragraph-rsid="003aabc4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b76ce" officeooo:paragraph-rsid="003b76ce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e274d" officeooo:paragraph-rsid="004e274d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fd17c" officeooo:paragraph-rsid="004fd17c" style:font-size-asian="9.60000038146973pt" style:font-weight-asian="normal" style:font-size-complex="11pt" style:font-weight-complex="normal"/>
    </style:style>
    <style:style style:name="P4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01e37" officeooo:paragraph-rsid="00501e37" style:font-size-asian="9.60000038146973pt" style:font-weight-asian="normal" style:font-size-complex="11pt" style:font-weight-complex="normal"/>
    </style:style>
    <style:style style:name="P4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8a64d" officeooo:paragraph-rsid="0048a64d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5a830" officeooo:paragraph-rsid="0055a830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7adc6" officeooo:paragraph-rsid="0057adc6" style:font-size-asian="9.60000038146973pt" style:font-weight-asian="normal" style:font-size-complex="11pt" style:font-weight-complex="normal"/>
    </style:style>
    <style:style style:name="P4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ae6b4" officeooo:paragraph-rsid="005ae6b4" style:font-size-asian="9.60000038146973pt" style:font-weight-asian="normal" style:font-size-complex="11pt" style:font-weight-complex="normal"/>
    </style:style>
    <style:style style:name="P4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ae6b4" officeooo:paragraph-rsid="005ae6b4" style:font-size-asian="9.60000038146973pt" style:font-weight-asian="normal" style:font-size-complex="11pt" style:font-weight-complex="normal"/>
    </style:style>
    <style:style style:name="P5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05c27" officeooo:paragraph-rsid="00605c27" style:font-size-asian="9.60000038146973pt" style:font-weight-asian="normal" style:font-size-complex="11pt" style:font-weight-complex="normal"/>
    </style:style>
    <style:style style:name="P5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4badd" officeooo:paragraph-rsid="0064badd" style:font-size-asian="9.60000038146973pt" style:font-weight-asian="normal" style:font-size-complex="11pt" style:font-weight-complex="normal"/>
    </style:style>
    <style:style style:name="P5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58eed" officeooo:paragraph-rsid="00658eed" style:font-size-asian="9.60000038146973pt" style:font-weight-asian="normal" style:font-size-complex="11pt" style:font-weight-complex="normal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744ce" officeooo:paragraph-rsid="006744ce" style:font-size-asian="9.60000038146973pt" style:font-weight-asian="normal" style:font-size-complex="11pt" style:font-weight-complex="normal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86569" officeooo:paragraph-rsid="00686569" style:font-size-asian="9.60000038146973pt" style:font-weight-asian="normal" style:font-size-complex="11pt" style:font-weight-complex="normal"/>
    </style:style>
    <style:style style:name="P5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dfd3d" officeooo:paragraph-rsid="006dfd3d" style:font-size-asian="9.60000038146973pt" style:font-weight-asian="normal" style:font-size-complex="11pt" style:font-weight-complex="normal"/>
    </style:style>
    <style:style style:name="P5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4269d" officeooo:paragraph-rsid="0074269d" style:font-size-asian="9.60000038146973pt" style:font-weight-asian="normal" style:font-size-complex="11pt" style:font-weight-complex="normal"/>
    </style:style>
    <style:style style:name="P5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830f4" officeooo:paragraph-rsid="007830f4" style:font-size-asian="9.60000038146973pt" style:font-weight-asian="normal" style:font-size-complex="11pt" style:font-weight-complex="normal"/>
    </style:style>
    <style:style style:name="P5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20258e" officeooo:paragraph-rsid="0020258e" style:font-size-asian="9.60000038146973pt" style:font-weight-asian="bold" style:font-size-complex="11pt" style:font-weight-complex="bold"/>
    </style:style>
    <style:style style:name="P5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376233" officeooo:paragraph-rsid="00376233" style:font-size-asian="9.60000038146973pt" style:font-weight-asian="bold" style:font-size-complex="11pt" style:font-weight-complex="bold"/>
    </style:style>
    <style:style style:name="P6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4c53e2" officeooo:paragraph-rsid="004c53e2" style:font-size-asian="9.60000038146973pt" style:font-weight-asian="bold" style:font-size-complex="11pt" style:font-weight-complex="bold"/>
    </style:style>
    <style:style style:name="P6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4fd17c" officeooo:paragraph-rsid="004fd17c" style:font-size-asian="9.60000038146973pt" style:font-weight-asian="bold" style:font-size-complex="11pt" style:font-weight-complex="bold"/>
    </style:style>
    <style:style style:name="P62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501e37" officeooo:paragraph-rsid="00501e37" style:font-size-asian="9.60000038146973pt" style:font-weight-asian="bold" style:font-size-complex="11pt" style:font-weight-complex="bold"/>
    </style:style>
    <style:style style:name="P6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527460" officeooo:paragraph-rsid="00527460" style:font-size-asian="9.60000038146973pt" style:font-weight-asian="bold" style:font-size-complex="11pt" style:font-weight-complex="bold"/>
    </style:style>
    <style:style style:name="P6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591b0c" officeooo:paragraph-rsid="00591b0c" style:font-size-asian="9.60000038146973pt" style:font-weight-asian="bold" style:font-size-complex="11pt" style:font-weight-complex="bold"/>
    </style:style>
    <style:style style:name="P6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605c27" officeooo:paragraph-rsid="00605c27" style:font-size-asian="9.60000038146973pt" style:font-weight-asian="bold" style:font-size-complex="11pt" style:font-weight-complex="bold"/>
    </style:style>
    <style:style style:name="P6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82077" officeooo:paragraph-rsid="004199fe" style:font-size-asian="9.60000038146973pt" style:font-weight-asian="bold" style:font-size-complex="11pt" style:font-weight-complex="bold"/>
    </style:style>
    <style:style style:name="P6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f23e9c" officeooo:paragraph-rsid="004199fe" style:font-size-asian="9.60000038146973pt" style:font-weight-asian="bold" style:font-size-complex="11pt" style:font-weight-complex="bold"/>
    </style:style>
    <style:style style:name="P68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103e86e" officeooo:paragraph-rsid="0043546d" style:font-size-asian="9.60000038146973pt" style:font-weight-asian="bold" style:font-size-complex="11pt" style:font-weight-complex="bold"/>
    </style:style>
    <style:style style:name="P6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c53e2" officeooo:paragraph-rsid="004c53e2" style:font-size-asian="9.60000038146973pt" style:font-weight-asian="bold" style:font-size-complex="11pt" style:font-weight-complex="bold"/>
    </style:style>
    <style:style style:name="P7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e274d" officeooo:paragraph-rsid="004e274d" style:font-size-asian="9.60000038146973pt" style:font-weight-asian="bold" style:font-size-complex="11pt" style:font-weight-complex="bold"/>
    </style:style>
    <style:style style:name="P7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Calibri" fo:font-size="11pt" style:text-underline-style="solid" style:text-underline-width="auto" style:text-underline-color="font-color" fo:font-weight="bold" officeooo:rsid="004e274d" officeooo:paragraph-rsid="004e274d" style:font-size-asian="9.60000038146973pt" style:font-weight-asian="bold" style:font-size-complex="11pt" style:font-weight-complex="bold"/>
    </style:style>
    <style:style style:name="P7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fd17c" officeooo:paragraph-rsid="004fd17c" style:font-size-asian="9.60000038146973pt" style:font-weight-asian="bold" style:font-size-complex="11pt" style:font-weight-complex="bold"/>
    </style:style>
    <style:style style:name="P7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4fd17c" officeooo:paragraph-rsid="004fd17c" style:font-size-asian="9.60000038146973pt" style:font-weight-asian="bold" style:font-size-complex="11pt" style:font-weight-complex="bold"/>
    </style:style>
    <style:style style:name="P74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01e37" officeooo:paragraph-rsid="00501e37" style:font-size-asian="9.60000038146973pt" style:font-weight-asian="bold" style:font-size-complex="11pt" style:font-weight-complex="bold"/>
    </style:style>
    <style:style style:name="P7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01e37" officeooo:paragraph-rsid="00501e37" style:font-size-asian="9.60000038146973pt" style:font-weight-asian="bold" style:font-size-complex="11pt" style:font-weight-complex="bold"/>
    </style:style>
    <style:style style:name="P7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7adc6" officeooo:paragraph-rsid="0057adc6" style:font-size-asian="9.60000038146973pt" style:font-weight-asian="bold" style:font-size-complex="11pt" style:font-weight-complex="bold"/>
    </style:style>
    <style:style style:name="P7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91b0c" officeooo:paragraph-rsid="00591b0c" style:font-size-asian="9.60000038146973pt" style:font-weight-asian="bold" style:font-size-complex="11pt" style:font-weight-complex="bold"/>
    </style:style>
    <style:style style:name="P7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ae6b4" officeooo:paragraph-rsid="005ae6b4" style:font-size-asian="9.60000038146973pt" style:font-weight-asian="bold" style:font-size-complex="11pt" style:font-weight-complex="bold"/>
    </style:style>
    <style:style style:name="P7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bd60d" officeooo:paragraph-rsid="005bd60d" style:font-size-asian="9.60000038146973pt" style:font-weight-asian="bold" style:font-size-complex="11pt" style:font-weight-complex="bold"/>
    </style:style>
    <style:style style:name="P80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bd60d" officeooo:paragraph-rsid="005bd60d" style:font-size-asian="9.60000038146973pt" style:font-weight-asian="bold" style:font-size-complex="11pt" style:font-weight-complex="bold"/>
    </style:style>
    <style:style style:name="P8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bold" officeooo:rsid="005d2c51" officeooo:paragraph-rsid="005d2c51" style:font-size-asian="9.60000038146973pt" style:font-weight-asian="bold" style:font-size-complex="11pt" style:font-weight-complex="bold"/>
    </style:style>
    <style:style style:name="P8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026a2" officeooo:paragraph-rsid="003026a2" style:font-size-asian="10pt" style:font-weight-asian="normal" style:font-size-complex="10pt" style:font-weight-complex="normal"/>
    </style:style>
    <style:style style:name="P8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2e82f" officeooo:paragraph-rsid="0032e82f" style:font-size-asian="10pt" style:font-weight-asian="normal" style:font-size-complex="10pt" style:font-weight-complex="normal"/>
    </style:style>
    <style:style style:name="P8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2e82f" officeooo:paragraph-rsid="0032e82f" style:font-size-asian="10pt" style:font-weight-asian="normal" style:font-size-complex="10pt" style:font-weight-complex="normal"/>
    </style:style>
    <style:style style:name="P85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aabc4" officeooo:paragraph-rsid="003aabc4" style:font-size-asian="10pt" style:font-weight-asian="normal" style:font-size-complex="10pt" style:font-weight-complex="normal"/>
    </style:style>
    <style:style style:name="P86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aabc4" officeooo:paragraph-rsid="003ecb84" style:font-size-asian="10pt" style:font-weight-asian="normal" style:font-size-complex="10pt" style:font-weight-complex="normal"/>
    </style:style>
    <style:style style:name="P87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afd41" officeooo:paragraph-rsid="003afd41" style:font-size-asian="10pt" style:font-weight-asian="normal" style:font-size-complex="10pt" style:font-weight-complex="normal"/>
    </style:style>
    <style:style style:name="P8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afd41" officeooo:paragraph-rsid="003afd41" style:font-size-asian="10pt" style:font-weight-asian="normal" style:font-size-complex="10pt" style:font-weight-complex="normal"/>
    </style:style>
    <style:style style:name="P89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48a64d" officeooo:paragraph-rsid="0048a64d" style:font-size-asian="10pt" style:font-weight-asian="normal" style:font-size-complex="10pt" style:font-weight-complex="normal"/>
    </style:style>
    <style:style style:name="P90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64badd" officeooo:paragraph-rsid="0064badd" style:font-size-asian="10pt" style:font-weight-asian="normal" style:font-size-complex="10pt" style:font-weight-complex="normal"/>
    </style:style>
    <style:style style:name="P91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6744ce" officeooo:paragraph-rsid="006744ce" style:font-size-asian="10pt" style:font-weight-asian="normal" style:font-size-complex="10pt" style:font-weight-complex="normal"/>
    </style:style>
    <style:style style:name="P9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6bc89f" officeooo:paragraph-rsid="006bc89f" style:font-size-asian="10pt" style:font-weight-asian="normal" style:font-size-complex="10pt" style:font-weight-complex="normal"/>
    </style:style>
    <style:style style:name="P93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77a330" officeooo:paragraph-rsid="0077a330" style:font-size-asian="10pt" style:font-weight-asian="normal" style:font-size-complex="10pt" style:font-weight-complex="normal"/>
    </style:style>
    <style:style style:name="P94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7ad54e" officeooo:paragraph-rsid="007ad54e" style:font-size-asian="10pt" style:font-weight-asian="normal" style:font-size-complex="10pt" style:font-weight-complex="normal"/>
    </style:style>
    <style:style style:name="P9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underline-style="none"/>
    </style:style>
    <style:style style:name="P96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style:text-underline-style="none" officeooo:paragraph-rsid="004199fe"/>
    </style:style>
    <style:style style:name="P9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/>
    </style:style>
    <style:style style:name="P9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4199fe"/>
    </style:style>
    <style:style style:name="P9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4e6dbd"/>
    </style:style>
    <style:style style:name="P10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text-underline-style="none" officeooo:rsid="0048a64d" officeooo:paragraph-rsid="0048a64d"/>
    </style:style>
    <style:style style:name="P101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urier New1" fo:font-size="10pt" style:text-underline-style="none" officeooo:paragraph-rsid="004199fe" style:font-size-asian="10pt"/>
    </style:style>
    <style:style style:name="P10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0pt" style:text-underline-style="none" style:font-size-asian="10pt"/>
    </style:style>
    <style:style style:name="P10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0pt" officeooo:paragraph-rsid="004199fe" style:font-size-asian="10pt"/>
    </style:style>
    <style:style style:name="P10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urier New1" fo:font-size="10pt" officeooo:paragraph-rsid="004199fe" style:font-size-asian="10pt"/>
    </style:style>
    <style:style style:name="P105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2a00ff" style:font-name="Courier New1" fo:font-size="10pt" fo:font-style="italic" style:text-underline-style="none" officeooo:paragraph-rsid="004199fe" style:font-size-asian="10pt" style:font-style-asian="italic"/>
    </style:style>
    <style:style style:name="P10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style:text-underline-style="none" style:font-size-asian="10pt"/>
    </style:style>
    <style:style style:name="P10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style:text-underline-style="none" officeooo:paragraph-rsid="004199fe" style:font-size-asian="10pt"/>
    </style:style>
    <style:style style:name="P10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style:text-underline-style="none" officeooo:paragraph-rsid="005b28d7" style:font-size-asian="10pt"/>
    </style:style>
    <style:style style:name="P10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style:font-size-asian="10pt"/>
    </style:style>
    <style:style style:name="P1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1" fo:font-size="10pt" officeooo:paragraph-rsid="004199fe" style:font-size-asian="10pt"/>
    </style:style>
    <style:style style:name="P111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4199fe"/>
    </style:style>
    <style:style style:name="P113" style:family="paragraph" style:parent-style-name="Standard">
      <style:paragraph-properties fo:margin-left="0in" fo:margin-right="0in" fo:line-height="100%" fo:text-align="start" style:justify-single-word="false" fo:text-indent="0in" style:auto-text-indent="false"/>
    </style:style>
    <style:style style:name="P114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officeooo:paragraph-rsid="004199fe"/>
    </style:style>
    <style:style style:name="P115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officeooo:rsid="00483433" officeooo:paragraph-rsid="00483433"/>
    </style:style>
    <style:style style:name="P116" style:family="paragraph" style:parent-style-name="Standard" style:master-page-name="">
      <style:paragraph-properties fo:margin-left="0in" fo:margin-right="0in" fo:line-height="10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aabc4" officeooo:paragraph-rsid="003aabc4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line-height="150%" fo:text-align="start" style:justify-single-word="false" fo:text-indent="0in" style:auto-text-indent="false" style:writing-mode="lr-tb">
        <style:tab-stops>
          <style:tab-stop style:position="0.25in"/>
        </style:tab-stops>
      </style:paragraph-properties>
      <style:text-properties style:font-name="Calibri" fo:font-size="11pt" style:text-underline-style="none" officeooo:rsid="004a484e" officeooo:paragraph-rsid="004a484e" style:font-size-asian="9.60000038146973pt" style:font-size-complex="11pt"/>
    </style:style>
    <style:style style:name="P118" style:family="paragraph" style:parent-style-name="Standard">
      <style:paragraph-properties fo:line-height="100%" fo:text-align="start" style:justify-single-word="false"/>
      <style:text-properties style:font-name="Courier New" fo:font-size="10pt" style:font-size-asian="10pt" style:font-size-complex="10pt"/>
    </style:style>
    <style:style style:name="P119" style:family="paragraph" style:parent-style-name="Standard">
      <style:paragraph-properties fo:line-height="150%" fo:text-align="start" style:justify-single-word="false"/>
      <style:text-properties style:font-name="Courier New" fo:font-size="10pt" style:font-size-asian="10pt" style:font-size-complex="10pt"/>
    </style:style>
    <style:style style:name="P120" style:family="paragraph" style:parent-style-name="Standard" style:list-style-name="L1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bold" officeooo:rsid="0020258e" officeooo:paragraph-rsid="0020258e" style:font-size-asian="9.60000038146973pt" style:font-weight-asian="bold" style:font-size-complex="11pt" style:font-weight-complex="bold"/>
    </style:style>
    <style:style style:name="P121" style:family="paragraph" style:parent-style-name="Standard" style:list-style-name="L2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23000d" officeooo:paragraph-rsid="0023000d" style:font-size-asian="9.60000038146973pt" style:font-weight-asian="normal" style:font-size-complex="11pt" style:font-weight-complex="normal"/>
    </style:style>
    <style:style style:name="P122" style:family="paragraph" style:parent-style-name="Standard" style:list-style-name="L3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026a2" officeooo:paragraph-rsid="003026a2" style:font-size-asian="9.60000038146973pt" style:font-weight-asian="normal" style:font-size-complex="11pt" style:font-weight-complex="normal"/>
    </style:style>
    <style:style style:name="P123" style:family="paragraph" style:parent-style-name="Standard" style:list-style-name="L4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2e82f" officeooo:paragraph-rsid="0032e82f" style:font-size-asian="9.60000038146973pt" style:font-weight-asian="normal" style:font-size-complex="11pt" style:font-weight-complex="normal"/>
    </style:style>
    <style:style style:name="P124" style:family="paragraph" style:parent-style-name="Standard" style:list-style-name="L5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5011f" officeooo:paragraph-rsid="0035011f" style:font-size-asian="9.60000038146973pt" style:font-weight-asian="normal" style:font-size-complex="11pt" style:font-weight-complex="normal"/>
    </style:style>
    <style:style style:name="P125" style:family="paragraph" style:parent-style-name="Standard" style:list-style-name="L6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94f64" officeooo:paragraph-rsid="00394f64" style:font-size-asian="9.60000038146973pt" style:font-weight-asian="normal" style:font-size-complex="11pt" style:font-weight-complex="normal"/>
    </style:style>
    <style:style style:name="P126" style:family="paragraph" style:parent-style-name="Standard" style:list-style-name="L7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dd3d6" officeooo:paragraph-rsid="003dd3d6" style:font-size-asian="9.60000038146973pt" style:font-weight-asian="normal" style:font-size-complex="11pt" style:font-weight-complex="normal"/>
    </style:style>
    <style:style style:name="P127" style:family="paragraph" style:parent-style-name="Standard" style:list-style-name="L8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199fe" officeooo:paragraph-rsid="004199fe" style:font-size-asian="9.60000038146973pt" style:font-weight-asian="normal" style:font-size-complex="11pt" style:font-weight-complex="normal"/>
    </style:style>
    <style:style style:name="P128" style:family="paragraph" style:parent-style-name="Standard" style:list-style-name="L10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7a486" officeooo:paragraph-rsid="0047a486" style:font-size-asian="9.60000038146973pt" style:font-weight-asian="normal" style:font-size-complex="11pt" style:font-weight-complex="normal"/>
    </style:style>
    <style:style style:name="P129" style:family="paragraph" style:parent-style-name="Standard" style:list-style-name="L11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83433" officeooo:paragraph-rsid="00483433" style:font-size-asian="9.60000038146973pt" style:font-weight-asian="normal" style:font-size-complex="11pt" style:font-weight-complex="normal"/>
    </style:style>
    <style:style style:name="P130" style:family="paragraph" style:parent-style-name="Standard" style:list-style-name="L13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4bcae" officeooo:paragraph-rsid="0054bcae" style:font-size-asian="9.60000038146973pt" style:font-weight-asian="normal" style:font-size-complex="11pt" style:font-weight-complex="normal"/>
    </style:style>
    <style:style style:name="P131" style:family="paragraph" style:parent-style-name="Standard" style:list-style-name="L14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42703" officeooo:paragraph-rsid="00642703" style:font-size-asian="9.60000038146973pt" style:font-weight-asian="normal" style:font-size-complex="11pt" style:font-weight-complex="normal"/>
    </style:style>
    <style:style style:name="P132" style:family="paragraph" style:parent-style-name="Standard" style:list-style-name="L15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744ce" officeooo:paragraph-rsid="006744ce" style:font-size-asian="9.60000038146973pt" style:font-weight-asian="normal" style:font-size-complex="11pt" style:font-weight-complex="normal"/>
    </style:style>
    <style:style style:name="P133" style:family="paragraph" style:parent-style-name="Standard" style:list-style-name="L16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aaf47" officeooo:paragraph-rsid="006aaf47" style:font-size-asian="9.60000038146973pt" style:font-weight-asian="normal" style:font-size-complex="11pt" style:font-weight-complex="normal"/>
    </style:style>
    <style:style style:name="P134" style:family="paragraph" style:parent-style-name="Standard" style:list-style-name="L17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0dc76" officeooo:paragraph-rsid="0070dc76" style:font-size-asian="9.60000038146973pt" style:font-weight-asian="normal" style:font-size-complex="11pt" style:font-weight-complex="normal"/>
    </style:style>
    <style:style style:name="P135" style:family="paragraph" style:parent-style-name="Standard" style:list-style-name="L18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a0019" officeooo:paragraph-rsid="007a0019" style:font-size-asian="9.60000038146973pt" style:font-weight-asian="normal" style:font-size-complex="11pt" style:font-weight-complex="normal"/>
    </style:style>
    <style:style style:name="P136" style:family="paragraph" style:parent-style-name="Standard" style:list-style-name="L12" style:master-page-name="">
      <style:paragraph-properties fo:margin-left="0in" fo:margin-right="0in" fo:line-height="150%" fo:text-align="start" style:justify-single-word="false" fo:text-indent="0in" style:auto-text-indent="false" style:page-number="auto" style:writing-mode="lr-tb">
        <style:tab-stops>
          <style:tab-stop style:position="0.25in"/>
        </style:tab-stops>
      </style:paragraph-properties>
      <style:text-properties style:font-name="Calibri" fo:font-size="11pt" style:text-underline-style="none" officeooo:rsid="004a484e" officeooo:paragraph-rsid="004a484e" style:font-size-asian="9.60000038146973pt" style:font-size-complex="11pt"/>
    </style:style>
    <style:style style:name="P137" style:family="paragraph" style:parent-style-name="Standard" style:list-style-name="L1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1eea0c" officeooo:paragraph-rsid="001eea0c" style:font-size-asian="9.60000038146973pt" style:font-weight-asian="normal" style:font-size-complex="11pt" style:font-weight-complex="normal"/>
    </style:style>
    <style:style style:name="P138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23000d" officeooo:paragraph-rsid="0023000d" style:font-size-asian="9.60000038146973pt" style:font-weight-asian="normal" style:font-size-complex="11pt" style:font-weight-complex="normal"/>
    </style:style>
    <style:style style:name="P139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25dc62" officeooo:paragraph-rsid="0025dc62" style:font-size-asian="9.60000038146973pt" style:font-weight-asian="normal" style:font-size-complex="11pt" style:font-weight-complex="normal"/>
    </style:style>
    <style:style style:name="P140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277888" officeooo:paragraph-rsid="00277888" style:font-size-asian="9.60000038146973pt" style:font-weight-asian="normal" style:font-size-complex="11pt" style:font-weight-complex="normal"/>
    </style:style>
    <style:style style:name="P141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2bda4d" officeooo:paragraph-rsid="002bda4d" style:font-size-asian="9.60000038146973pt" style:font-weight-asian="normal" style:font-size-complex="11pt" style:font-weight-complex="normal"/>
    </style:style>
    <style:style style:name="P142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2cf95a" officeooo:paragraph-rsid="002cf95a" style:font-size-asian="9.60000038146973pt" style:font-weight-asian="normal" style:font-size-complex="11pt" style:font-weight-complex="normal"/>
    </style:style>
    <style:style style:name="P143" style:family="paragraph" style:parent-style-name="Standard" style:list-style-name="L5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6f07d" officeooo:paragraph-rsid="0036f07d" style:font-size-asian="9.60000038146973pt" style:font-weight-asian="normal" style:font-size-complex="11pt" style:font-weight-complex="normal"/>
    </style:style>
    <style:style style:name="P144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94f64" officeooo:paragraph-rsid="00394f64" style:font-size-asian="9.60000038146973pt" style:font-weight-asian="normal" style:font-size-complex="11pt" style:font-weight-complex="normal"/>
    </style:style>
    <style:style style:name="P145" style:family="paragraph" style:parent-style-name="Standard" style:list-style-name="L6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3afd41" officeooo:paragraph-rsid="003afd41" style:font-size-asian="9.60000038146973pt" style:font-weight-asian="normal" style:font-size-complex="11pt" style:font-weight-complex="normal"/>
    </style:style>
    <style:style style:name="P146" style:family="paragraph" style:parent-style-name="Standard" style:list-style-name="L9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fb137d" officeooo:paragraph-rsid="004199fe" style:font-size-asian="9.60000038146973pt" style:font-weight-asian="normal" style:font-size-complex="11pt" style:font-weight-complex="normal"/>
    </style:style>
    <style:style style:name="P147" style:family="paragraph" style:parent-style-name="Standard" style:list-style-name="L10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47a486" officeooo:paragraph-rsid="0047a486" style:font-size-asian="9.60000038146973pt" style:font-weight-asian="normal" style:font-size-complex="11pt" style:font-weight-complex="normal"/>
    </style:style>
    <style:style style:name="P148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4bcae" officeooo:paragraph-rsid="0054bcae" style:font-size-asian="9.60000038146973pt" style:font-weight-asian="normal" style:font-size-complex="11pt" style:font-weight-complex="normal"/>
    </style:style>
    <style:style style:name="P149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55a830" officeooo:paragraph-rsid="0055a830" style:font-size-asian="9.60000038146973pt" style:font-weight-asian="normal" style:font-size-complex="11pt" style:font-weight-complex="normal"/>
    </style:style>
    <style:style style:name="P150" style:family="paragraph" style:parent-style-name="Standard" style:list-style-name="L14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4badd" officeooo:paragraph-rsid="0064badd" style:font-size-asian="9.60000038146973pt" style:font-weight-asian="normal" style:font-size-complex="11pt" style:font-weight-complex="normal"/>
    </style:style>
    <style:style style:name="P151" style:family="paragraph" style:parent-style-name="Standard" style:list-style-name="L16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6bc89f" officeooo:paragraph-rsid="006bc89f" style:font-size-asian="9.60000038146973pt" style:font-weight-asian="normal" style:font-size-complex="11pt" style:font-weight-complex="normal"/>
    </style:style>
    <style:style style:name="P152" style:family="paragraph" style:parent-style-name="Standard" style:list-style-name="L17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5b5a2" officeooo:paragraph-rsid="0075b5a2" style:font-size-asian="9.60000038146973pt" style:font-weight-asian="normal" style:font-size-complex="11pt" style:font-weight-complex="normal"/>
    </style:style>
    <style:style style:name="P153" style:family="paragraph" style:parent-style-name="Standard" style:list-style-name="L17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7a330" officeooo:paragraph-rsid="0077a330" style:font-size-asian="9.60000038146973pt" style:font-weight-asian="normal" style:font-size-complex="11pt" style:font-weight-complex="normal"/>
    </style:style>
    <style:style style:name="P154" style:family="paragraph" style:parent-style-name="Standard" style:list-style-name="L18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ad54e" officeooo:paragraph-rsid="007ad54e" style:font-size-asian="9.60000038146973pt" style:font-weight-asian="normal" style:font-size-complex="11pt" style:font-weight-complex="normal"/>
    </style:style>
    <style:style style:name="P155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ee02f" officeooo:paragraph-rsid="007ee02f" style:font-size-asian="9.60000038146973pt" style:font-weight-asian="normal" style:font-size-complex="11pt" style:font-weight-complex="normal"/>
    </style:style>
    <style:style style:name="P156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7ee02f" officeooo:paragraph-rsid="007ee02f" style:font-size-asian="9.60000038146973pt" style:font-weight-asian="normal" style:font-size-complex="11pt" style:font-weight-complex="normal"/>
    </style:style>
    <style:style style:name="P157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22f49" officeooo:paragraph-rsid="00822f49" style:font-size-asian="9.60000038146973pt" style:font-weight-asian="normal" style:font-size-complex="11pt" style:font-weight-complex="normal"/>
    </style:style>
    <style:style style:name="P158" style:family="paragraph" style:parent-style-name="Standard" style:list-style-name="L19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47132" officeooo:paragraph-rsid="00847132" style:font-size-asian="9.60000038146973pt" style:font-weight-asian="normal" style:font-size-complex="11pt" style:font-weight-complex="normal"/>
    </style:style>
    <style:style style:name="P159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47132" officeooo:paragraph-rsid="00858655" style:font-size-asian="9.60000038146973pt" style:font-weight-asian="normal" style:font-size-complex="11pt" style:font-weight-complex="normal"/>
    </style:style>
    <style:style style:name="P16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47132" officeooo:paragraph-rsid="008c84ac" style:font-size-asian="9.60000038146973pt" style:font-weight-asian="normal" style:font-size-complex="11pt" style:font-weight-complex="normal"/>
    </style:style>
    <style:style style:name="P161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5e823" officeooo:paragraph-rsid="00870db5" style:font-size-asian="9.60000038146973pt" style:font-weight-asian="normal" style:font-size-complex="11pt" style:font-weight-complex="normal"/>
    </style:style>
    <style:style style:name="P16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5e823" officeooo:paragraph-rsid="00870db5" style:font-size-asian="9.60000038146973pt" style:font-weight-asian="normal" style:font-size-complex="11pt" style:font-weight-complex="normal"/>
    </style:style>
    <style:style style:name="P163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c84ac" officeooo:paragraph-rsid="008c84ac" style:font-size-asian="9.60000038146973pt" style:font-weight-asian="normal" style:font-size-complex="11pt" style:font-weight-complex="normal"/>
    </style:style>
    <style:style style:name="P164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c84ac" officeooo:paragraph-rsid="008c84ac" style:font-size-asian="9.60000038146973pt" style:font-weight-asian="normal" style:font-size-complex="11pt" style:font-weight-complex="normal"/>
    </style:style>
    <style:style style:name="P165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dde08" officeooo:paragraph-rsid="008dde08" style:font-size-asian="9.60000038146973pt" style:font-weight-asian="normal" style:font-size-complex="11pt" style:font-weight-complex="normal"/>
    </style:style>
    <style:style style:name="P166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dde08" officeooo:paragraph-rsid="00921363" style:font-size-asian="9.60000038146973pt" style:font-weight-asian="normal" style:font-size-complex="11pt" style:font-weight-complex="normal"/>
    </style:style>
    <style:style style:name="P167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e0dd7" officeooo:paragraph-rsid="00937dbb" style:font-size-asian="9.60000038146973pt" style:font-weight-asian="normal" style:font-size-complex="11pt" style:font-weight-complex="normal"/>
    </style:style>
    <style:style style:name="P168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f21eb" officeooo:paragraph-rsid="008f21eb" style:font-size-asian="9.60000038146973pt" style:font-weight-asian="normal" style:font-size-complex="11pt" style:font-weight-complex="normal"/>
    </style:style>
    <style:style style:name="P169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f21eb" officeooo:paragraph-rsid="008f21eb" style:font-size-asian="9.60000038146973pt" style:font-weight-asian="normal" style:font-size-complex="11pt" style:font-weight-complex="normal"/>
    </style:style>
    <style:style style:name="P17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f21eb" officeooo:paragraph-rsid="008f2232" style:font-size-asian="9.60000038146973pt" style:font-weight-asian="normal" style:font-size-complex="11pt" style:font-weight-complex="normal"/>
    </style:style>
    <style:style style:name="P171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90180b" officeooo:paragraph-rsid="00943950" style:font-size-asian="9.60000038146973pt" style:font-weight-asian="normal" style:font-size-complex="11pt" style:font-weight-complex="normal"/>
    </style:style>
    <style:style style:name="P172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90180b" officeooo:paragraph-rsid="00943950" style:font-size-asian="9.60000038146973pt" style:font-weight-asian="normal" style:font-size-complex="11pt" style:font-weight-complex="normal"/>
    </style:style>
    <style:style style:name="P173" style:family="paragraph" style:parent-style-name="Standard" style:list-style-name="L10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normal" officeooo:rsid="0047a486" officeooo:paragraph-rsid="0047a486" style:font-size-asian="9.60000038146973pt" style:font-weight-asian="normal" style:font-size-complex="11pt" style:font-weight-complex="normal"/>
    </style:style>
    <style:style style:name="P174" style:family="paragraph" style:parent-style-name="Standard" style:list-style-name="L13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alibri" fo:font-size="11pt" style:text-underline-style="solid" style:text-underline-width="auto" style:text-underline-color="font-color" fo:font-weight="normal" officeooo:rsid="008dde08" officeooo:paragraph-rsid="008dde08" style:font-size-asian="9.60000038146973pt" style:font-weight-asian="normal" style:font-size-complex="11pt" style:font-weight-complex="normal"/>
    </style:style>
    <style:style style:name="P175" style:family="paragraph" style:parent-style-name="Standard" style:list-style-name="L2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2358e1" officeooo:paragraph-rsid="002358e1" style:font-size-asian="10pt" style:font-weight-asian="normal" style:font-size-complex="10pt" style:font-weight-complex="normal"/>
    </style:style>
    <style:style style:name="P176" style:family="paragraph" style:parent-style-name="Standard" style:list-style-name="L4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2e82f" officeooo:paragraph-rsid="0032e82f" style:font-size-asian="10pt" style:font-weight-asian="normal" style:font-size-complex="10pt" style:font-weight-complex="normal"/>
    </style:style>
    <style:style style:name="P177" style:family="paragraph" style:parent-style-name="Standard" style:list-style-name="L6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3afd41" officeooo:paragraph-rsid="003afd41" style:font-size-asian="10pt" style:font-weight-asian="normal" style:font-size-complex="10pt" style:font-weight-complex="normal"/>
    </style:style>
    <style:style style:name="P17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0pt" style:text-underline-style="none" style:font-size-asian="10pt"/>
    </style:style>
    <style:style style:name="P17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0pt" style:text-underline-style="none" officeooo:rsid="005b28d7" officeooo:paragraph-rsid="005b28d7" style:font-size-asian="10pt"/>
    </style:style>
    <style:style style:name="P180" style:family="paragraph" style:parent-style-name="Standard">
      <style:paragraph-properties fo:margin-left="0in" fo:margin-right="0in" fo:line-height="100%" fo:text-align="start" style:justify-single-word="false" fo:text-indent="0in" style:auto-text-indent="false"/>
      <style:text-properties fo:color="#000000" style:font-name="Courier New1" fo:font-size="10pt" style:text-underline-style="none" style:font-size-asian="10pt"/>
    </style:style>
    <style:style style:name="P18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7ee02f" officeooo:paragraph-rsid="007ee02f" style:font-size-asian="10pt" style:font-weight-asian="normal" style:font-size-complex="10pt" style:font-weight-complex="normal"/>
    </style:style>
    <style:style style:name="P182" style:family="paragraph" style:parent-style-name="Standard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.25in"/>
        </style:tab-stops>
      </style:paragraph-properties>
      <style:text-properties style:font-name="Courier New" fo:font-size="10pt" style:text-underline-style="none" fo:font-weight="normal" officeooo:rsid="007ee02f" officeooo:paragraph-rsid="007ee02f" style:font-size-asian="10pt" style:font-weight-asian="normal" style:font-size-complex="10pt" style:font-weight-complex="normal"/>
    </style:style>
    <style:style style:name="P18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officeooo:paragraph-rsid="00943950"/>
    </style:style>
    <style:style style:name="P184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8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8f2232"/>
    </style:style>
    <style:style style:name="P18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96607b" officeooo:paragraph-rsid="0096607b"/>
    </style:style>
    <style:style style:name="P187" style:family="paragraph" style:parent-style-name="Standard" style:list-style-name="L19" style:master-page-name="">
      <style:paragraph-properties fo:margin-left="0in" fo:margin-right="0in" fo:line-height="150%" fo:text-align="start" style:justify-single-word="false" fo:text-indent="0in" style:auto-text-indent="false" style:page-number="auto">
        <style:tab-stops>
          <style:tab-stop style:position="0.25in"/>
        </style:tab-stops>
      </style:paragraph-properties>
      <style:text-properties style:font-name="Calibri" fo:font-size="11pt" style:text-underline-style="none" fo:font-weight="normal" officeooo:rsid="00847132" officeooo:paragraph-rsid="00847132" style:font-size-asian="9.60000038146973pt" style:font-weight-asian="normal" style:font-size-complex="11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officeooo:rsid="0051bd36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style:font-name="Courier New" fo:font-size="10pt" officeooo:rsid="003aabc4" style:font-size-asian="10pt" style:font-size-complex="10pt"/>
    </style:style>
    <style:style style:name="T5" style:family="text">
      <style:text-properties officeooo:rsid="00277888"/>
    </style:style>
    <style:style style:name="T6" style:family="text">
      <style:text-properties officeooo:rsid="0029f882"/>
    </style:style>
    <style:style style:name="T7" style:family="text">
      <style:text-properties officeooo:rsid="0036f07d"/>
    </style:style>
    <style:style style:name="T8" style:family="text">
      <style:text-properties officeooo:rsid="003ecb84"/>
    </style:style>
    <style:style style:name="T9" style:family="text">
      <style:text-properties fo:color="#008080" style:font-name="Courier New1"/>
    </style:style>
    <style:style style:name="T10" style:family="text">
      <style:text-properties fo:color="#008080" style:font-name="Courier New1" fo:font-size="10pt" style:font-size-asian="10pt"/>
    </style:style>
    <style:style style:name="T11" style:family="text">
      <style:text-properties fo:color="#008080" style:font-name="Courier New1" fo:font-size="10pt" officeooo:rsid="004fd17c" style:font-size-asian="10pt"/>
    </style:style>
    <style:style style:name="T12" style:family="text">
      <style:text-properties fo:color="#008080" style:font-name="Courier New1" fo:font-size="10pt" style:font-size-asian="10pt" style:font-size-complex="10pt"/>
    </style:style>
    <style:style style:name="T13" style:family="text">
      <style:text-properties fo:color="#008080" style:font-name="Courier New1" fo:font-size="10pt" officeooo:rsid="008dde08" style:font-size-asian="10pt" style:font-size-complex="10pt"/>
    </style:style>
    <style:style style:name="T14" style:family="text">
      <style:text-properties fo:color="#3f7f7f" style:font-name="Courier New1"/>
    </style:style>
    <style:style style:name="T15" style:family="text">
      <style:text-properties fo:color="#3f7f7f" style:font-name="Courier New1" fo:font-size="10pt" style:font-size-asian="10pt"/>
    </style:style>
    <style:style style:name="T16" style:family="text">
      <style:text-properties fo:color="#3f7f7f" style:font-name="Courier New1" fo:font-size="10pt" style:font-size-asian="10pt" style:font-size-complex="10pt"/>
    </style:style>
    <style:style style:name="T17" style:family="text">
      <style:text-properties fo:color="#3f7f7f" style:font-name="Courier New1" fo:font-size="10pt" officeooo:rsid="008dde08" style:font-size-asian="10pt" style:font-size-complex="10pt"/>
    </style:style>
    <style:style style:name="T18" style:family="text">
      <style:text-properties style:font-name="Courier New1"/>
    </style:style>
    <style:style style:name="T19" style:family="text">
      <style:text-properties style:font-name="Courier New1" fo:font-size="10pt" style:font-size-asian="10pt"/>
    </style:style>
    <style:style style:name="T20" style:family="text">
      <style:text-properties style:font-name="Courier New1" fo:font-size="10pt" style:font-size-asian="10pt" style:font-size-complex="10pt"/>
    </style:style>
    <style:style style:name="T21" style:family="text">
      <style:text-properties style:font-name="Courier New1" fo:font-size="10pt" officeooo:rsid="008dde08" style:font-size-asian="10pt" style:font-size-complex="10pt"/>
    </style:style>
    <style:style style:name="T22" style:family="text">
      <style:text-properties fo:color="#7f007f" style:font-name="Courier New1"/>
    </style:style>
    <style:style style:name="T23" style:family="text">
      <style:text-properties fo:color="#7f007f" style:font-name="Courier New1" fo:font-size="10pt" style:font-size-asian="10pt"/>
    </style:style>
    <style:style style:name="T24" style:family="text">
      <style:text-properties fo:color="#7f007f" style:font-name="Courier New1" fo:font-size="10pt" style:font-size-asian="10pt" style:font-size-complex="10pt"/>
    </style:style>
    <style:style style:name="T25" style:family="text">
      <style:text-properties fo:color="#7f007f" style:font-name="Courier New1" fo:font-size="10pt" officeooo:rsid="008dde08" style:font-size-asian="10pt" style:font-size-complex="10pt"/>
    </style:style>
    <style:style style:name="T26" style:family="text">
      <style:text-properties fo:color="#000000" style:font-name="Courier New1"/>
    </style:style>
    <style:style style:name="T27" style:family="text">
      <style:text-properties fo:color="#000000" style:font-name="Courier New1" fo:font-size="10pt" style:font-size-asian="10pt"/>
    </style:style>
    <style:style style:name="T28" style:family="text">
      <style:text-properties fo:color="#000000" style:font-name="Courier New1" fo:font-size="10pt" officeooo:rsid="005b28d7" style:font-size-asian="10pt"/>
    </style:style>
    <style:style style:name="T29" style:family="text">
      <style:text-properties fo:color="#000000" style:font-name="Courier New1" fo:font-size="10pt" style:font-size-asian="10pt" style:font-size-complex="10pt"/>
    </style:style>
    <style:style style:name="T30" style:family="text">
      <style:text-properties fo:color="#000000" style:font-name="Courier New1" fo:font-size="10pt" officeooo:rsid="008dde08" style:font-size-asian="10pt" style:font-size-complex="10pt"/>
    </style:style>
    <style:style style:name="T31" style:family="text">
      <style:text-properties fo:color="#2a00ff" style:font-name="Courier New1" fo:font-size="10pt" fo:font-style="italic" style:font-size-asian="10pt" style:font-style-asian="italic"/>
    </style:style>
    <style:style style:name="T32" style:family="text">
      <style:text-properties fo:color="#2a00ff" style:font-name="Courier New1" fo:font-size="10pt" fo:font-style="italic" officeooo:rsid="004e6dbd" style:font-size-asian="10pt" style:font-style-asian="italic"/>
    </style:style>
    <style:style style:name="T33" style:family="text">
      <style:text-properties fo:color="#2a00ff" style:font-name="Courier New1" fo:font-size="10pt" fo:font-style="italic" officeooo:rsid="008c84ac" style:font-size-asian="10pt" style:font-style-asian="italic"/>
    </style:style>
    <style:style style:name="T34" style:family="text">
      <style:text-properties fo:color="#2a00ff" style:font-name="Courier New1" fo:font-size="10pt" fo:font-style="italic" style:font-size-asian="10pt" style:font-style-asian="italic" style:font-size-complex="10pt"/>
    </style:style>
    <style:style style:name="T35" style:family="text">
      <style:text-properties fo:color="#2a00ff" style:font-name="Courier New1" fo:font-size="10pt" fo:font-style="italic" officeooo:rsid="00921363" style:font-size-asian="10pt" style:font-style-asian="italic" style:font-size-complex="10pt"/>
    </style:style>
    <style:style style:name="T36" style:family="text">
      <style:text-properties fo:color="#2a00ff" style:font-name="Courier New1" fo:font-size="10pt" fo:font-style="italic" officeooo:rsid="008dde08" style:font-size-asian="10pt" style:font-style-asian="italic" style:font-size-complex="10pt"/>
    </style:style>
    <style:style style:name="T37" style:family="text">
      <style:text-properties fo:color="#2a00ff" style:font-name="Courier New1" fo:font-size="10pt" fo:font-style="italic" officeooo:rsid="00937dbb" style:font-size-asian="10pt" style:font-style-asian="italic" style:font-size-complex="10pt"/>
    </style:style>
    <style:style style:name="T38" style:family="text">
      <style:text-properties fo:color="#2a00ff" style:font-name="Courier New1" fo:font-size="10pt" style:font-size-asian="10pt"/>
    </style:style>
    <style:style style:name="T39" style:family="text">
      <style:text-properties fo:color="#2a00ff" style:font-name="Courier New1" fo:font-size="10pt" officeooo:rsid="00f41726" style:font-size-asian="10pt"/>
    </style:style>
    <style:style style:name="T40" style:family="text">
      <style:text-properties fo:color="#2a00ff" style:font-name="Courier New1" fo:font-style="italic" style:font-style-asian="italic"/>
    </style:style>
    <style:style style:name="T41" style:family="text">
      <style:text-properties fo:color="#7f0055" style:font-name="Courier New1" fo:font-size="10pt" style:font-size-asian="10pt"/>
    </style:style>
    <style:style style:name="T42" style:family="text">
      <style:text-properties fo:color="#7f0055" style:font-name="Courier New1" fo:font-size="10pt" fo:font-weight="bold" style:font-size-asian="10pt" style:font-weight-asian="bold"/>
    </style:style>
    <style:style style:name="T43" style:family="text">
      <style:text-properties fo:color="#646464" style:font-name="Courier New1" fo:font-size="10pt" style:font-size-asian="10pt"/>
    </style:style>
    <style:style style:name="T44" style:family="text">
      <style:text-properties fo:color="#0000c0" style:font-name="Courier New1" fo:font-size="10pt" style:font-size-asian="10pt"/>
    </style:style>
    <style:style style:name="T45" style:family="text">
      <style:text-properties fo:color="#6a3e3e" style:font-name="Courier New1" fo:font-size="10pt" style:font-size-asian="10pt"/>
    </style:style>
    <style:style style:name="T46" style:family="text">
      <style:text-properties fo:color="#808080" style:font-name="Courier New1" fo:font-size="10pt" style:font-size-asian="10pt"/>
    </style:style>
    <style:style style:name="T47" style:family="text">
      <style:text-properties fo:color="#3f7f5f" style:font-name="Courier New1" fo:font-size="10pt" style:font-size-asian="10pt"/>
    </style:style>
    <style:style style:name="T48" style:family="text">
      <style:text-properties style:font-name="Calibri" fo:font-size="11pt" style:text-underline-style="solid" style:text-underline-width="auto" style:text-underline-color="font-color" fo:font-weight="normal" style:font-size-asian="9.60000038146973pt" style:font-weight-asian="normal" style:font-size-complex="11pt" style:font-weight-complex="normal"/>
    </style:style>
    <style:style style:name="T49" style:family="text">
      <style:text-properties style:font-name="Calibri" fo:font-size="11pt" style:text-underline-style="none" fo:font-weight="normal" style:font-size-asian="9.60000038146973pt" style:font-weight-asian="normal" style:font-size-complex="11pt" style:font-weight-complex="normal"/>
    </style:style>
    <style:style style:name="T50" style:family="text">
      <style:text-properties officeooo:rsid="0071a4aa"/>
    </style:style>
    <style:style style:name="T51" style:family="text">
      <style:text-properties officeooo:rsid="007ad54e"/>
    </style:style>
    <style:style style:name="T52" style:family="text">
      <style:text-properties officeooo:rsid="007c02e6"/>
    </style:style>
    <style:style style:name="T53" style:family="text">
      <style:text-properties officeooo:rsid="007cf293"/>
    </style:style>
    <style:style style:name="T54" style:family="text">
      <style:text-properties officeooo:rsid="007f6105"/>
    </style:style>
    <style:style style:name="T55" style:family="text">
      <style:text-properties officeooo:rsid="00858655"/>
    </style:style>
    <style:style style:name="T56" style:family="text">
      <style:text-properties officeooo:rsid="00870db5"/>
    </style:style>
    <style:style style:name="T57" style:family="text">
      <style:text-properties officeooo:rsid="008e0dd7"/>
    </style:style>
    <style:style style:name="T58" style:family="text">
      <style:text-properties fo:font-weight="bold" style:font-weight-asian="bold"/>
    </style:style>
    <style:style style:name="T59" style:family="text">
      <style:text-properties officeooo:rsid="008e8978"/>
    </style:style>
    <style:style style:name="T60" style:family="text">
      <style:text-properties officeooo:rsid="0090180b"/>
    </style:style>
    <style:style style:name="T61" style:family="text">
      <style:text-properties officeooo:rsid="00921363"/>
    </style:style>
    <style:style style:name="T62" style:family="text">
      <style:text-properties officeooo:rsid="00943950"/>
    </style:style>
    <style:style style:name="fr1" style:family="graphic" style:parent-style-name="Graphics">
      <style:graphic-properties style:vertical-pos="top" style:vertical-rel="paragraph"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6035in" fo:text-indent="-0.25in" fo:margin-left="0.603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535in" fo:text-indent="-0.25in" fo:margin-left="0.85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1035in" fo:text-indent="-0.25in" fo:margin-left="1.10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535in" fo:text-indent="-0.25in" fo:margin-left="1.35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6035in" fo:text-indent="-0.25in" fo:margin-left="1.60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535in" fo:text-indent="-0.25in" fo:margin-left="1.85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35in" fo:text-indent="-0.25in" fo:margin-left="2.10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535in" fo:text-indent="-0.25in" fo:margin-left="2.35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6035in" fo:text-indent="-0.25in" fo:margin-left="2.60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535in" fo:text-indent="-0.25in" fo:margin-left="2.8535in"/>
        </style:list-level-properties>
      </text:list-level-style-bullet>
    </text:list-style>
    <text:list-style style:name="L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ter 3 Navigation</text:p>
      <text:p text:style-name="P2"/>
      <text:list xml:id="list2688001117989707957" text:style-name="L1">
        <text:list-header>
          <text:p text:style-name="P120">1.<text:tab/><text:span text:style-name="T1">Introduction</text:span></text:p>
        </text:list-header>
        <text:list-item>
          <text:p text:style-name="P137">Navigation Handler is reponsible for selecting the next JSF page.</text:p>
        </text:list-item>
      </text:list>
      <text:p text:style-name="P28"/>
      <text:p text:style-name="P58">2.<text:tab/><text:span text:style-name="T1">Types of Navigation</text:span></text:p>
      <text:list xml:id="list102509717187730" text:continue-numbering="true" text:style-name="L1">
        <text:list-header>
          <text:p text:style-name="P137">There are two types of Navigation</text:p>
        </text:list-header>
      </text:list>
      <text:p text:style-name="P28">I.<text:tab/><text:span text:style-name="T1">Static Navigation</text:span></text:p>
      <text:list xml:id="list8545745842887045501" text:style-name="L2">
        <text:list-item>
          <text:p text:style-name="P121">In a simple web application navigation is static. That is, clicking a particular button always selects a fixed JSF page for response.</text:p>
        </text:list-item>
        <text:list-item>
          <text:p text:style-name="P138">Static navigation is achieved through '<text:span text:style-name="T3">action</text:span>' attribute provided to each button or link.</text:p>
          <text:p text:style-name="P175">&lt;h:commandButton value=”Login” action=”welcome”/&gt;</text:p>
        </text:list-item>
        <text:list-item>
          <text:p text:style-name="P139">The value of action is called 'outcome'. This outcome will be mapped to view-IDs. If they are not mapped then outcome are transformed into view-IDs using following steps</text:p>
          <text:p text:style-name="P139">a.<text:tab/><text:span text:style-name="T5">If outcome don’t have any extension then extension of current view will be appended. </text:span></text:p>
          <text:p text:style-name="P140">b.<text:tab/><text:span text:style-name="T6">If outcome doesn't start with '/' then path of the current view will be prepended.</text:span></text:p>
          <text:p text:style-name="P141">Ex. In /index.xhtml, the outcome is 'welcome' and it yields the target view-ID '/welcome.xhtml'.</text:p>
          <text:p text:style-name="P142">Note: Since JSF 2.0 mapping of the view-ID is optional. Prior to JSF 2.0 one had to specify explicit navigation rules for every outcome.</text:p>
        </text:list-item>
      </text:list>
      <text:p text:style-name="P29"/>
      <text:p text:style-name="P30">ii.<text:tab/><text:span text:style-name="T1">Dynamic Navigation</text:span></text:p>
      <text:list xml:id="list6856669024018664453" text:style-name="L3">
        <text:list-item>
          <text:p text:style-name="P122">To implement dynamic navigation, the '<text:span text:style-name="T3">action</text:span>' attribute must have a method expression.</text:p>
        </text:list-item>
      </text:list>
      <text:p text:style-name="P31">Ex:</text:p>
      <text:p text:style-name="P82">&lt;h:commandButton value=”Login” action=#{loginController.verifyUser}/&gt;</text:p>
      <text:p text:style-name="P37">Here <text:span text:style-name="T3">LoginController</text:span> references a bean class and it must have a method 'verifyUser'.</text:p>
      <text:list xml:id="list4841339820121488016" text:style-name="L4">
        <text:list-item>
          <text:p text:style-name="P123">Here is a example of action method</text:p>
          <text:p text:style-name="P176">String verifyUser()</text:p>
        </text:list-item>
      </text:list>
      <text:p text:style-name="P84">{</text:p>
      <text:p text:style-name="P84">if(...)</text:p>
      <text:p text:style-name="P84">return “success”;</text:p>
      <text:p text:style-name="P84">else</text:p>
      <text:p text:style-name="P84">return “failure”;</text:p>
      <text:p text:style-name="P83">}</text:p>
      <text:p text:style-name="P38">Depends on outcome success or failure next view will be determined.</text:p>
      <text:p text:style-name="P38">Note: Action method may return null to indicate current view should be redisplayed.</text:p>
      <text:list xml:id="list3292444648919323044" text:style-name="L5">
        <text:list-item>
          <text:p text:style-name="P124">When '<text:span text:style-name="T3">action</text:span>' is a method expression then <text:span text:style-name="T7">following steps are carried out</text:span></text:p>
          <text:p text:style-name="P143">i.<text:tab/>The specified bean is retrieved.</text:p>
          <text:p text:style-name="P143">ii.<text:tab/>The reference method is called and a String is returned.</text:p>
          <text:p text:style-name="P143">iii.<text:tab/>The outcome string is transformed into view-ID.</text:p>
          <text:p text:style-name="P143">iv.<text:tab/>The page corresponding to view-ID is displayed.</text:p>
        </text:list-item>
      </text:list>
      <text:p text:style-name="P39"><text:soft-page-break/></text:p>
      <text:p text:style-name="P59">3.<text:tab/><text:span text:style-name="T1">Mapping outcomes to view-IDs</text:span></text:p>
      <text:list xml:id="list9206514047777881033" text:style-name="L6">
        <text:list-item>
          <text:p text:style-name="P125">JSF provides mechanism for mapping logical outcome of methods to actual web pages.</text:p>
        </text:list-item>
        <text:list-item>
          <text:p text:style-name="P144">It is achieved by adding <text:span text:style-name="T3">navigation-rule</text:span> entries into <text:span text:style-name="T3">faces-config.xml</text:span>.</text:p>
        </text:list-item>
      </text:list>
      <text:p text:style-name="P40">Ex </text:p>
      <text:p text:style-name="P85">&lt;navigation-rule&gt;</text:p>
      <text:p text:style-name="P85"><text:tab/>&lt;from-view-id&gt;/index.xhtml&lt;/from-view-id&gt;</text:p>
      <text:p text:style-name="P85"><text:tab/><text:tab/>&lt;navigation-case&gt;</text:p>
      <text:p text:style-name="P85"><text:tab/><text:tab/><text:tab/>&lt;from-outcome&gt;success&lt;/from-outcome&gt;</text:p>
      <text:p text:style-name="P85"><text:tab/><text:tab/><text:tab/>&lt;to-view-id&gt;/welcome.xhtml&lt;/to-view-id&gt;</text:p>
      <text:p text:style-name="P85"><text:tab/><text:tab/>&lt;/navigation-case&gt;</text:p>
      <text:p text:style-name="P85">&lt;/navigation-rule&gt;</text:p>
      <text:p text:style-name="P116"/>
      <text:list xml:id="list102509737190458" text:continue-numbering="true" text:style-name="L6">
        <text:list-item>
          <text:p text:style-name="P145">If one has action method 'logout' the application pages(i.e. many pages have logout button) then one can have all these buttons navigate to the loggedOut.xhtml page as shown below</text:p>
          <text:p text:style-name="P177">&lt;navigation-rule&gt;</text:p>
        </text:list-item>
      </text:list>
      <text:p text:style-name="P87"><text:tab/>&lt;navigation-case&gt;</text:p>
      <text:p text:style-name="P87"><text:tab/>&lt;from-outcome&gt;logout&lt;/from-outcome&gt;</text:p>
      <text:p text:style-name="P87"><text:tab/>&lt;to-view-id&gt;/loggedOut.xhtml&lt;/to-view-id&gt;</text:p>
      <text:p text:style-name="P87"><text:tab/>&lt;/navigation-case&gt;</text:p>
      <text:p text:style-name="P88">&lt;/navigation-rule&gt;</text:p>
      <text:p text:style-name="P41">The above rule applies to all the pages because no <text:s/><text:span text:style-name="T4">&lt;from-view-id&gt;</text:span> tag is present.</text:p>
      <text:list xml:id="list8948225876310841443" text:style-name="L7">
        <text:list-item>
          <text:p text:style-name="P126">One can merge navigation rules with same <text:span text:style-name="T3">&lt;from-vieww-id&gt;</text:span> as shown below</text:p>
        </text:list-item>
      </text:list>
      <text:p text:style-name="P86">&lt;navigation-rule&gt;</text:p>
      <text:p text:style-name="P86"><text:tab/>&lt;from-view-id&gt;/index.xhtml&lt;/from-view-id&gt;</text:p>
      <text:p text:style-name="P86"><text:tab/><text:tab/>&lt;navigation-case&gt;</text:p>
      <text:p text:style-name="P86"><text:tab/><text:tab/><text:tab/>&lt;from-outcome&gt;success&lt;/from-outcome&gt;</text:p>
      <text:p text:style-name="P86"><text:tab/><text:tab/><text:tab/>&lt;to-view-id&gt;/welcome.xhtml&lt;/to-view-id&gt;</text:p>
      <text:p text:style-name="P86"><text:tab/><text:tab/>&lt;/navigation-case&gt;</text:p>
      <text:p text:style-name="P86"><text:tab/><text:tab/>&lt;navigation-case&gt;</text:p>
      <text:p text:style-name="P86"><text:tab/><text:tab/><text:tab/>&lt;from-outcome&gt;<text:span text:style-name="T8">failure</text:span>&lt;/from-outcome&gt;</text:p>
      <text:p text:style-name="P86"><text:tab/><text:tab/><text:tab/>&lt;to-view-id&gt;/<text:span text:style-name="T8">newUser</text:span>.xhtml&lt;/to-view-id&gt;</text:p>
      <text:p text:style-name="P86"><text:tab/><text:tab/>&lt;/navigation-case&gt;</text:p>
      <text:p text:style-name="P86">&lt;/navigation-rule&gt;</text:p>
      <text:p text:style-name="P31"/>
      <text:list xml:id="list8877169998208827631" text:style-name="L8">
        <text:list-item>
          <text:p text:style-name="P127">Ex</text:p>
        </text:list-item>
      </text:list>
      <text:list xml:id="list6630030792537299757" text:style-name="L9">
        <text:list-header>
          <text:p text:style-name="P146">Lets create ActionMethodCheck directory as shown below</text:p>
          <text:p text:style-name="P146"><draw:frame draw:style-name="fr1" draw:name="Image21" text:anchor-type="paragraph" svg:width="2.3862in" svg:height="2.8134in" draw:z-index="0"><draw:image xlink:href="Pictures/20000009000017AC00001BE9AAAECD98.svm" xlink:type="simple" xlink:show="embed" xlink:actuate="onLoad"/></draw:frame></text:p>
        </text:list-header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67">web.xml</text:p>
      <text:p text:style-name="P34"><text:span text:style-name="T10">&lt;?</text:span><text:span text:style-name="T15">xml</text:span><text:span text:style-name="T19"> </text:span><text:span text:style-name="T23">version</text:span><text:span text:style-name="T27">=</text:span><text:span text:style-name="T31">"1.0"</text:span><text:span text:style-name="T19"> </text:span><text:span text:style-name="T23">encoding</text:span><text:span text:style-name="T27">=</text:span><text:span text:style-name="T31">"UTF-8"</text:span><text:span text:style-name="T10">?&gt;</text:span></text:p>
      <text:p text:style-name="P96"><text:span text:style-name="T10">&lt;</text:span><text:span text:style-name="T15">web-app</text:span><text:span text:style-name="T19"> </text:span><text:span text:style-name="T23">version</text:span><text:span text:style-name="T27">=</text:span><text:span text:style-name="T31">"3.1"</text:span><text:span text:style-name="T19"> </text:span><text:span text:style-name="T23">xmlns</text:span><text:span text:style-name="T27">=</text:span><text:span text:style-name="T31">"http://xmlns.jcp.org/xml/ns/javaee"</text:span><text:span text:style-name="T19"> </text:span><text:span text:style-name="T23">xmlns:xsi</text:span><text:span text:style-name="T27">=</text:span><text:span text:style-name="T31">"http://www.w3.org/2001/XMLSchema-instance"</text:span><text:span text:style-name="T19"> </text:span><text:span text:style-name="T23">xsi:schemaLocation</text:span><text:span text:style-name="T27">=</text:span><text:span text:style-name="T31">"http://xmlns.jcp.org/xml/ns/javaee http://xmlns.jcp.org/xml/ns/javaee/web-app_3_1.xsd"</text:span><text:span text:style-name="T10">&gt;</text:span></text:p>
      <text:p text:style-name="P96"><text:span text:style-name="T27"><text:s text:c="4"/></text:span><text:span text:style-name="T10">&lt;</text:span><text:span text:style-name="T15">context-param</text:span><text:span text:style-name="T10">&gt;</text:span></text:p>
      <text:p text:style-name="P96"><text:span text:style-name="T27"><text:s text:c="8"/></text:span><text:span text:style-name="T10">&lt;</text:span><text:span text:style-name="T15">param-name</text:span><text:span text:style-name="T10">&gt;</text:span><text:span text:style-name="T27">javax.faces.PROJECT_STAGE</text:span><text:span text:style-name="T10">&lt;/</text:span><text:span text:style-name="T15">param-name</text:span><text:span text:style-name="T10">&gt;</text:span></text:p>
      <text:p text:style-name="P96"><text:span text:style-name="T27"><text:s text:c="8"/></text:span><text:span text:style-name="T10">&lt;</text:span><text:span text:style-name="T15">param-value</text:span><text:span text:style-name="T10">&gt;</text:span><text:span text:style-name="T27">Development</text:span><text:span text:style-name="T10">&lt;/</text:span><text:span text:style-name="T15">param-value</text:span><text:span text:style-name="T10">&gt;</text:span></text:p>
      <text:p text:style-name="P96"><text:span text:style-name="T27"><text:s text:c="4"/></text:span><text:span text:style-name="T10">&lt;/</text:span><text:span text:style-name="T15">context-param</text:span><text:span text:style-name="T10">&gt;</text:span></text:p>
      <text:p text:style-name="P96"><text:span text:style-name="T27"><text:s text:c="4"/></text:span><text:span text:style-name="T10">&lt;</text:span><text:span text:style-name="T15">servlet</text:span><text:span text:style-name="T10">&gt;</text:span></text:p>
      <text:p text:style-name="P96"><text:span text:style-name="T27"><text:s text:c="8"/></text:span><text:span text:style-name="T10">&lt;</text:span><text:span text:style-name="T15">servlet-name</text:span><text:span text:style-name="T10">&gt;</text:span><text:span text:style-name="T27">Faces Servlet</text:span><text:span text:style-name="T10">&lt;/</text:span><text:span text:style-name="T15">servlet-name</text:span><text:span text:style-name="T10">&gt;</text:span></text:p>
      <text:p text:style-name="P96"><text:span text:style-name="T27"><text:s text:c="8"/></text:span><text:span text:style-name="T10">&lt;</text:span><text:span text:style-name="T15">servlet-class</text:span><text:span text:style-name="T10">&gt;</text:span><text:span text:style-name="T27">javax.faces.webapp.FacesServlet</text:span><text:span text:style-name="T10">&lt;/</text:span><text:span text:style-name="T15">servlet-class</text:span><text:span text:style-name="T10">&gt;</text:span></text:p>
      <text:p text:style-name="P96"><text:span text:style-name="T27"><text:s text:c="8"/></text:span><text:span text:style-name="T10">&lt;</text:span><text:span text:style-name="T15">load-on-startup</text:span><text:span text:style-name="T10">&gt;</text:span><text:span text:style-name="T27">1</text:span><text:span text:style-name="T10">&lt;/</text:span><text:span text:style-name="T15">load-on-startup</text:span><text:span text:style-name="T10">&gt;</text:span></text:p>
      <text:p text:style-name="P96"><text:span text:style-name="T27"><text:s text:c="4"/></text:span><text:span text:style-name="T10">&lt;/</text:span><text:span text:style-name="T15">servlet</text:span><text:span text:style-name="T10">&gt;</text:span></text:p>
      <text:p text:style-name="P96"><text:span text:style-name="T27"><text:s text:c="4"/></text:span><text:span text:style-name="T10">&lt;</text:span><text:span text:style-name="T15">servlet-mapping</text:span><text:span text:style-name="T10">&gt;</text:span></text:p>
      <text:p text:style-name="P96"><text:span text:style-name="T27"><text:s text:c="8"/></text:span><text:span text:style-name="T10">&lt;</text:span><text:span text:style-name="T15">servlet-name</text:span><text:span text:style-name="T10">&gt;</text:span><text:span text:style-name="T27">Faces Servlet</text:span><text:span text:style-name="T10">&lt;/</text:span><text:span text:style-name="T15">servlet-name</text:span><text:span text:style-name="T10">&gt;</text:span></text:p>
      <text:p text:style-name="P96"><text:span text:style-name="T27"><text:s text:c="8"/></text:span><text:span text:style-name="T10">&lt;</text:span><text:span text:style-name="T15">url-pattern</text:span><text:span text:style-name="T10">&gt;</text:span><text:span text:style-name="T27">/faces/*</text:span><text:span text:style-name="T10">&lt;/</text:span><text:span text:style-name="T15">url-pattern</text:span><text:span text:style-name="T10">&gt;</text:span></text:p>
      <text:p text:style-name="P96"><text:span text:style-name="T27"><text:s text:c="4"/></text:span><text:span text:style-name="T10">&lt;/</text:span><text:span text:style-name="T15">servlet-mapping</text:span><text:span text:style-name="T10">&gt;</text:span></text:p>
      <text:p text:style-name="P96"><text:span text:style-name="T27"><text:s text:c="4"/></text:span><text:span text:style-name="T10">&lt;</text:span><text:span text:style-name="T15">session-config</text:span><text:span text:style-name="T10">&gt;</text:span></text:p>
      <text:p text:style-name="P96"><text:span text:style-name="T27"><text:s text:c="8"/></text:span><text:span text:style-name="T10">&lt;</text:span><text:span text:style-name="T15">session-timeout</text:span><text:span text:style-name="T10">&gt;</text:span></text:p>
      <text:p text:style-name="P101"><text:s text:c="12"/>30</text:p>
      <text:p text:style-name="P96"><text:span text:style-name="T27"><text:s text:c="8"/></text:span><text:span text:style-name="T10">&lt;/</text:span><text:span text:style-name="T15">session-timeout</text:span><text:span text:style-name="T10">&gt;</text:span></text:p>
      <text:p text:style-name="P96"><text:span text:style-name="T27"><text:s text:c="4"/></text:span><text:span text:style-name="T10">&lt;/</text:span><text:span text:style-name="T15">session-config</text:span><text:span text:style-name="T10">&gt;</text:span></text:p>
      <text:p text:style-name="P96"><text:span text:style-name="T27"><text:s text:c="4"/></text:span><text:span text:style-name="T10">&lt;</text:span><text:span text:style-name="T15">welcome-file-list</text:span><text:span text:style-name="T10">&gt;</text:span></text:p>
      <text:p text:style-name="P96"><text:span text:style-name="T27"><text:s text:c="8"/></text:span><text:span text:style-name="T10">&lt;</text:span><text:span text:style-name="T15">welcome-file</text:span><text:span text:style-name="T10">&gt;</text:span><text:span text:style-name="T27">faces/login.xhtml</text:span><text:span text:style-name="T10">&lt;/</text:span><text:span text:style-name="T15">welcome-file</text:span><text:span text:style-name="T10">&gt;</text:span></text:p>
      <text:p text:style-name="P96"><text:span text:style-name="T27"><text:s text:c="4"/></text:span><text:span text:style-name="T10">&lt;/</text:span><text:span text:style-name="T15">welcome-file-list</text:span><text:span text:style-name="T10">&gt;</text:span></text:p>
      <text:p text:style-name="P96"><text:span text:style-name="T10">&lt;/</text:span><text:span text:style-name="T15">web-app</text:span><text:span text:style-name="T10">&gt;</text:span></text:p>
      <text:p text:style-name="P35"/>
      <text:p text:style-name="P3">faces-config.xml</text:p>
      <text:p text:style-name="P16"><text:span text:style-name="T10">&lt;?</text:span><text:span text:style-name="T15">xml</text:span><text:span text:style-name="T19"> </text:span><text:span text:style-name="T23">version</text:span><text:span text:style-name="T27">=</text:span><text:span text:style-name="T31">"1.0"</text:span><text:span text:style-name="T10">?&gt;</text:span></text:p>
      <text:p text:style-name="P96"><text:span text:style-name="T10">&lt;</text:span><text:span text:style-name="T15">faces-config</text:span><text:span text:style-name="T19"> </text:span><text:span text:style-name="T23">xmlns</text:span><text:span text:style-name="T27">=</text:span><text:span text:style-name="T31">"http://java.sun.com/xml/ns/javaee"</text:span><text:span text:style-name="T19"> </text:span></text:p>
      <text:p text:style-name="P96"><text:span text:style-name="T19"><text:s text:c="3"/></text:span><text:span text:style-name="T23">xmlns:xsi</text:span><text:span text:style-name="T27">=</text:span><text:span text:style-name="T31">"http://www.w3.org/2001/XMLSchema-instance"</text:span></text:p>
      <text:p text:style-name="P96"><text:span text:style-name="T19"><text:s text:c="3"/></text:span><text:span text:style-name="T23">xsi:schemaLocation</text:span><text:span text:style-name="T27">=</text:span><text:span text:style-name="T31">"http://java.sun.com/xml/ns/javaee </text:span></text:p>
      <text:p text:style-name="P105"><text:s text:c="6"/>http://java.sun.com/xml/ns/javaee/web-facesconfig_2_0.xsd"</text:p>
      <text:p text:style-name="P96"><text:span text:style-name="T19"><text:s text:c="3"/></text:span><text:span text:style-name="T23">version</text:span><text:span text:style-name="T27">=</text:span><text:span text:style-name="T31">"2.0"</text:span><text:span text:style-name="T10">&gt;</text:span></text:p>
      <text:p text:style-name="P96"><text:span text:style-name="T27"><text:s text:c="3"/></text:span><text:span text:style-name="T10">&lt;</text:span><text:span text:style-name="T15">navigation-rule</text:span><text:span text:style-name="T10">&gt;</text:span></text:p>
      <text:p text:style-name="P96"><text:span text:style-name="T27"><text:s text:c="6"/></text:span><text:span text:style-name="T10">&lt;</text:span><text:span text:style-name="T15">navigation-case</text:span><text:span text:style-name="T10">&gt;</text:span></text:p>
      <text:p text:style-name="P96"><text:span text:style-name="T27"><text:s text:c="9"/></text:span><text:span text:style-name="T10">&lt;</text:span><text:span text:style-name="T15">from-outcome</text:span><text:span text:style-name="T10">&gt;</text:span><text:span text:style-name="T27">response1</text:span><text:span text:style-name="T10">&lt;/</text:span><text:span text:style-name="T15">from-outcome</text:span><text:span text:style-name="T10">&gt;</text:span></text:p>
      <text:p text:style-name="P96"><text:span text:style-name="T27"><text:s text:c="9"/></text:span><text:span text:style-name="T10">&lt;</text:span><text:span text:style-name="T15">to-view-id</text:span><text:span text:style-name="T10">&gt;</text:span><text:span text:style-name="T27">/home.xhtml</text:span><text:span text:style-name="T10">&lt;/</text:span><text:span text:style-name="T15">to-view-id</text:span><text:span text:style-name="T10">&gt;</text:span></text:p>
      <text:p text:style-name="P96"><text:span text:style-name="T27"><text:s text:c="6"/></text:span><text:span text:style-name="T10">&lt;/</text:span><text:span text:style-name="T15">navigation-case</text:span><text:span text:style-name="T10">&gt;</text:span></text:p>
      <text:p text:style-name="P96"><text:span text:style-name="T27"><text:s text:c="3"/></text:span><text:span text:style-name="T10">&lt;/</text:span><text:span text:style-name="T15">navigation-rule</text:span><text:span text:style-name="T10">&gt;</text:span></text:p>
      <text:p text:style-name="P96"><text:span text:style-name="T27"><text:s text:c="4"/></text:span><text:span text:style-name="T10">&lt;</text:span><text:span text:style-name="T15">navigation-rule</text:span><text:span text:style-name="T10">&gt;</text:span></text:p>
      <text:p text:style-name="P96"><text:span text:style-name="T27"><text:s text:c="6"/></text:span><text:span text:style-name="T10">&lt;</text:span><text:span text:style-name="T15">navigation-case</text:span><text:span text:style-name="T10">&gt;</text:span></text:p>
      <text:p text:style-name="P96"><text:span text:style-name="T27"><text:s text:c="9"/></text:span><text:span text:style-name="T10">&lt;</text:span><text:span text:style-name="T15">from-outcome</text:span><text:span text:style-name="T10">&gt;</text:span><text:span text:style-name="T27">response2</text:span><text:span text:style-name="T10">&lt;/</text:span><text:span text:style-name="T15">from-outcome</text:span><text:span text:style-name="T10">&gt;</text:span></text:p>
      <text:p text:style-name="P96"><text:span text:style-name="T27"><text:s text:c="9"/></text:span><text:span text:style-name="T10">&lt;</text:span><text:span text:style-name="T15">to-view-id</text:span><text:span text:style-name="T10">&gt;</text:span><text:span text:style-name="T27">/nonmember.xhtml</text:span><text:span text:style-name="T10">&lt;/</text:span><text:span text:style-name="T15">to-view-id</text:span><text:span text:style-name="T10">&gt;</text:span></text:p>
      <text:p text:style-name="P96"><text:span text:style-name="T27"><text:s text:c="6"/></text:span><text:span text:style-name="T10">&lt;/</text:span><text:span text:style-name="T15">navigation-case</text:span><text:span text:style-name="T10">&gt;</text:span></text:p>
      <text:p text:style-name="P96"><text:span text:style-name="T27"><text:s text:c="3"/></text:span><text:span text:style-name="T10">&lt;/</text:span><text:span text:style-name="T15">navigation-rule</text:span><text:span text:style-name="T10">&gt;</text:span></text:p>
      <text:p text:style-name="P96"><text:span text:style-name="T10">&lt;/</text:span><text:span text:style-name="T15">faces-config</text:span><text:span text:style-name="T10">&gt;</text:span></text:p>
      <text:p text:style-name="P3"/>
      <text:p text:style-name="P4">EmployeeBean.java</text:p>
      <text:p text:style-name="P17"><text:span text:style-name="T41">package</text:span><text:span text:style-name="T27"> act;</text:span></text:p>
      <text:p text:style-name="P107"/>
      <text:p text:style-name="P98"><text:span text:style-name="T42">import</text:span><text:span text:style-name="T27"> javax.faces.bean.ManagedBean;</text:span></text:p>
      <text:p text:style-name="P98"><text:span text:style-name="T42">import</text:span><text:span text:style-name="T27"> javax.faces.bean.SessionScoped;</text:span></text:p>
      <text:p text:style-name="P107"/>
      <text:p text:style-name="P98"><text:span text:style-name="T43">@</text:span><text:span text:style-name="T27">ManagedBean(name=</text:span><text:span text:style-name="T38">"empbean"</text:span><text:span text:style-name="T27">)</text:span></text:p>
      <text:p text:style-name="P98"><text:span text:style-name="T43">@</text:span><text:span text:style-name="T27">SessionScoped</text:span></text:p>
      <text:p text:style-name="P103"><text:s text:c="8"/></text:p>
      <text:p text:style-name="P112"><text:soft-page-break/><text:span text:style-name="T42">public</text:span><text:span text:style-name="T27"> </text:span><text:span text:style-name="T42">class</text:span><text:span text:style-name="T27"> EmployeeBean {</text:span></text:p>
      <text:p text:style-name="P110"/>
      <text:p text:style-name="P112"><text:span text:style-name="T27"><text:s text:c="4"/></text:span><text:span text:style-name="T42">public</text:span><text:span text:style-name="T27"> EmployeeBean() {</text:span></text:p>
      <text:p text:style-name="P103"><text:s text:c="4"/>}</text:p>
      <text:p text:style-name="P103"><text:s text:c="4"/></text:p>
      <text:p text:style-name="P112"><text:span text:style-name="T27"><text:s text:c="4"/>String </text:span><text:span text:style-name="T44">name</text:span><text:span text:style-name="T27">;</text:span></text:p>
      <text:p text:style-name="P112"><text:span text:style-name="T27"><text:s text:c="4"/></text:span><text:span text:style-name="T42">int</text:span><text:span text:style-name="T27"> </text:span><text:span text:style-name="T44">empid</text:span><text:span text:style-name="T27">;</text:span></text:p>
      <text:p text:style-name="P112"><text:span text:style-name="T27"><text:s text:c="4"/></text:span><text:span text:style-name="T42">int</text:span><text:span text:style-name="T27"> [] </text:span><text:span text:style-name="T44">empids</text:span><text:span text:style-name="T27"> = {111,222,333,444,555};</text:span></text:p>
      <text:p text:style-name="P110"/>
      <text:p text:style-name="P112"><text:span text:style-name="T27"><text:s text:c="4"/></text:span><text:span text:style-name="T42">public</text:span><text:span text:style-name="T27"> String getName() {</text:span></text:p>
      <text:p text:style-name="P112"><text:span text:style-name="T27"><text:s text:c="8"/></text:span><text:span text:style-name="T42">return</text:span><text:span text:style-name="T27"> </text:span><text:span text:style-name="T44">name</text:span><text:span text:style-name="T27">;</text:span></text:p>
      <text:p text:style-name="P103"><text:s text:c="4"/>}</text:p>
      <text:p text:style-name="P110"/>
      <text:p text:style-name="P112"><text:span text:style-name="T27"><text:s text:c="4"/></text:span><text:span text:style-name="T42">public</text:span><text:span text:style-name="T27"> </text:span><text:span text:style-name="T42">void</text:span><text:span text:style-name="T27"> setName(String </text:span><text:span text:style-name="T45">name</text:span><text:span text:style-name="T27">) {</text:span></text:p>
      <text:p text:style-name="P112"><text:span text:style-name="T27"><text:s text:c="8"/></text:span><text:span text:style-name="T42">this</text:span><text:span text:style-name="T27">.</text:span><text:span text:style-name="T44">name</text:span><text:span text:style-name="T27"> = </text:span><text:span text:style-name="T45">name</text:span><text:span text:style-name="T27">;</text:span></text:p>
      <text:p text:style-name="P103"><text:s text:c="4"/>}</text:p>
      <text:p text:style-name="P110"/>
      <text:p text:style-name="P112"><text:span text:style-name="T27"><text:s text:c="4"/></text:span><text:span text:style-name="T42">public</text:span><text:span text:style-name="T27"> </text:span><text:span text:style-name="T42">int</text:span><text:span text:style-name="T27"> getEmpid() {</text:span></text:p>
      <text:p text:style-name="P112"><text:span text:style-name="T27"><text:s text:c="8"/></text:span><text:span text:style-name="T42">return</text:span><text:span text:style-name="T27"> </text:span><text:span text:style-name="T44">empid</text:span><text:span text:style-name="T27">;</text:span></text:p>
      <text:p text:style-name="P103"><text:s text:c="4"/>}</text:p>
      <text:p text:style-name="P110"/>
      <text:p text:style-name="P112"><text:span text:style-name="T27"><text:s text:c="4"/></text:span><text:span text:style-name="T42">public</text:span><text:span text:style-name="T27"> </text:span><text:span text:style-name="T42">void</text:span><text:span text:style-name="T27"> setEmpid(</text:span><text:span text:style-name="T42">int</text:span><text:span text:style-name="T27"> </text:span><text:span text:style-name="T45">empid</text:span><text:span text:style-name="T27">) {</text:span></text:p>
      <text:p text:style-name="P112"><text:span text:style-name="T27"><text:s text:c="8"/></text:span><text:span text:style-name="T42">this</text:span><text:span text:style-name="T27">.</text:span><text:span text:style-name="T44">empid</text:span><text:span text:style-name="T27"> = </text:span><text:span text:style-name="T45">empid</text:span><text:span text:style-name="T27">;</text:span></text:p>
      <text:p text:style-name="P103"><text:s text:c="4"/>}</text:p>
      <text:p text:style-name="P103"><text:s text:c="4"/></text:p>
      <text:p text:style-name="P112"><text:span text:style-name="T27"><text:s text:c="4"/></text:span><text:span text:style-name="T42">public</text:span><text:span text:style-name="T27"> String valEmpId()</text:span></text:p>
      <text:p text:style-name="P103"><text:s text:c="4"/>{</text:p>
      <text:p text:style-name="P112"><text:span text:style-name="T27"><text:s text:c="8"/></text:span><text:span text:style-name="T42">for</text:span><text:span text:style-name="T27">(</text:span><text:span text:style-name="T42">int</text:span><text:span text:style-name="T27"> </text:span><text:span text:style-name="T45">i</text:span><text:span text:style-name="T27">=0;</text:span><text:span text:style-name="T45">i</text:span><text:span text:style-name="T27">&lt;</text:span><text:span text:style-name="T44">empids</text:span><text:span text:style-name="T27">.</text:span><text:span text:style-name="T44">length</text:span><text:span text:style-name="T27">;</text:span><text:span text:style-name="T45">i</text:span><text:span text:style-name="T27">++)</text:span></text:p>
      <text:p text:style-name="P103"><text:s text:c="8"/>{</text:p>
      <text:p text:style-name="P112"><text:span text:style-name="T27"><text:s text:c="11"/></text:span><text:span text:style-name="T42">while</text:span><text:span text:style-name="T27">(</text:span><text:span text:style-name="T44">empid</text:span><text:span text:style-name="T27">==</text:span><text:span text:style-name="T44">empids</text:span><text:span text:style-name="T27">[</text:span><text:span text:style-name="T45">i</text:span><text:span text:style-name="T27">])</text:span></text:p>
      <text:p text:style-name="P103"><text:s text:c="11"/>{</text:p>
      <text:p text:style-name="P103"><text:s text:c="13"/></text:p>
      <text:p text:style-name="P112"><text:span text:style-name="T27"><text:s text:c="15"/></text:span><text:span text:style-name="T42">return</text:span><text:span text:style-name="T27"> </text:span><text:span text:style-name="T38">"</text:span><text:span text:style-name="T39">home</text:span><text:span text:style-name="T38">"</text:span><text:span text:style-name="T27">;</text:span></text:p>
      <text:p text:style-name="P103"><text:s text:c="11"/>}</text:p>
      <text:p text:style-name="P103"><text:s text:c="8"/>}</text:p>
      <text:p text:style-name="P112"><text:span text:style-name="T27"><text:s text:c="8"/></text:span><text:span text:style-name="T42">return</text:span><text:span text:style-name="T27"> </text:span><text:span text:style-name="T38">"</text:span><text:span text:style-name="T39">nonmember</text:span><text:span text:style-name="T38">"</text:span><text:span text:style-name="T27">;</text:span></text:p>
      <text:p text:style-name="P103"><text:s text:c="4"/>}</text:p>
      <text:p text:style-name="P103">}</text:p>
      <text:p text:style-name="P110"/>
      <text:p text:style-name="P5">login.xhtml</text:p>
      <text:p text:style-name="P18"><text:span text:style-name="T10">&lt;?</text:span><text:span text:style-name="T15">xml</text:span><text:span text:style-name="T19"> </text:span><text:span text:style-name="T23">version</text:span><text:span text:style-name="T27">=</text:span><text:span text:style-name="T31">'1.0'</text:span><text:span text:style-name="T19"> </text:span><text:span text:style-name="T23">encoding</text:span><text:span text:style-name="T27">=</text:span><text:span text:style-name="T31">'UTF-8'</text:span><text:span text:style-name="T19"> </text:span><text:span text:style-name="T10">?&gt;</text:span></text:p>
      <text:p text:style-name="P96"><text:span text:style-name="T10">&lt;!</text:span><text:span text:style-name="T15">DOCTYPE</text:span><text:span text:style-name="T19"> </text:span><text:span text:style-name="T10">html</text:span><text:span text:style-name="T19"> </text:span><text:span text:style-name="T46">PUBLIC</text:span><text:span text:style-name="T19"> </text:span><text:span text:style-name="T10">"-//W3C//DTD XHTML 1.0 Transitional//EN"</text:span><text:span text:style-name="T19"> </text:span><text:span text:style-name="T47">"http://www.w3.org/TR/xhtml1/DTD/xhtml1-transitional.dtd"</text:span><text:span text:style-name="T10">&gt;</text:span></text:p>
      <text:p text:style-name="P96"><text:span text:style-name="T10">&lt;</text:span><text:span text:style-name="T15">html</text:span><text:span text:style-name="T19"> </text:span><text:span text:style-name="T23">xmlns</text:span><text:span text:style-name="T27">=</text:span><text:span text:style-name="T31">"http://www.w3.org/1999/xhtml"</text:span></text:p>
      <text:p text:style-name="P96"><text:span text:style-name="T19"><text:s text:c="6"/></text:span><text:span text:style-name="T23">xmlns:h</text:span><text:span text:style-name="T27">=</text:span><text:span text:style-name="T31">"http://xmlns.jcp.org/jsf/html"</text:span><text:span text:style-name="T10">&gt;</text:span></text:p>
      <text:p text:style-name="P96"><text:span text:style-name="T27"><text:s text:c="4"/></text:span><text:span text:style-name="T10">&lt;</text:span><text:span text:style-name="T15">h:head</text:span><text:span text:style-name="T10">&gt;</text:span></text:p>
      <text:p text:style-name="P96"><text:span text:style-name="T27"><text:s text:c="8"/></text:span><text:span text:style-name="T10">&lt;</text:span><text:span text:style-name="T15">title</text:span><text:span text:style-name="T10">&gt;</text:span><text:span text:style-name="T27">Login Page</text:span><text:span text:style-name="T10">&lt;/</text:span><text:span text:style-name="T15">title</text:span><text:span text:style-name="T10">&gt;</text:span></text:p>
      <text:p text:style-name="P96"><text:span text:style-name="T27"><text:s text:c="4"/></text:span><text:span text:style-name="T10">&lt;/</text:span><text:span text:style-name="T15">h:head</text:span><text:span text:style-name="T10">&gt;</text:span></text:p>
      <text:p text:style-name="P96"><text:span text:style-name="T27"><text:s text:c="4"/></text:span><text:span text:style-name="T10">&lt;</text:span><text:span text:style-name="T15">h:body</text:span><text:span text:style-name="T10">&gt;</text:span></text:p>
      <text:p text:style-name="P96"><text:span text:style-name="T27"><text:s text:c="8"/></text:span><text:span text:style-name="T10">&lt;</text:span><text:span text:style-name="T15">h:form</text:span><text:span text:style-name="T10">&gt;</text:span></text:p>
      <text:p text:style-name="P96"><text:span text:style-name="T27"><text:s text:c="12"/></text:span><text:span text:style-name="T10">&lt;</text:span><text:span text:style-name="T15">h:outputLabel</text:span><text:span text:style-name="T19"> </text:span><text:span text:style-name="T23">value</text:span><text:span text:style-name="T27">=</text:span><text:span text:style-name="T31">"Name : "</text:span><text:span text:style-name="T10">/&gt;</text:span></text:p>
      <text:p text:style-name="P96"><text:span text:style-name="T27"><text:s text:c="12"/></text:span><text:span text:style-name="T10">&lt;</text:span><text:span text:style-name="T15">h:inputText</text:span><text:span text:style-name="T19"> </text:span><text:span text:style-name="T23">id</text:span><text:span text:style-name="T27">=</text:span><text:span text:style-name="T31">"name"</text:span><text:span text:style-name="T19"> </text:span><text:span text:style-name="T23">value</text:span><text:span text:style-name="T27">=</text:span><text:span text:style-name="T31">"${empbean.name}"</text:span><text:span text:style-name="T10">/&gt;&lt;</text:span><text:span text:style-name="T15">br</text:span><text:span text:style-name="T10">/&gt;</text:span></text:p>
      <text:p text:style-name="P101"><text:s text:c="12"/></text:p>
      <text:p text:style-name="P96"><text:span text:style-name="T27"><text:s text:c="12"/></text:span><text:span text:style-name="T10">&lt;</text:span><text:span text:style-name="T15">h:outputLabel</text:span><text:span text:style-name="T19"> </text:span><text:span text:style-name="T23">value</text:span><text:span text:style-name="T27">=</text:span><text:span text:style-name="T31">"EmpID : "</text:span><text:span text:style-name="T10">/&gt;</text:span></text:p>
      <text:p text:style-name="P96"><text:span text:style-name="T27"><text:s text:c="12"/></text:span><text:span text:style-name="T10">&lt;</text:span><text:span text:style-name="T15">h:inputText</text:span><text:span text:style-name="T19"> </text:span><text:span text:style-name="T23">id</text:span><text:span text:style-name="T27">=</text:span><text:span text:style-name="T31">"empid"</text:span><text:span text:style-name="T19"> </text:span><text:span text:style-name="T23">value</text:span><text:span text:style-name="T27">=</text:span><text:span text:style-name="T31">"${empbean.empid}"</text:span><text:span text:style-name="T10">/&gt;&lt;</text:span><text:span text:style-name="T15">br</text:span><text:span text:style-name="T10">/&gt;</text:span></text:p>
      <text:p text:style-name="P101"><text:s text:c="12"/></text:p>
      <text:p text:style-name="P96"><text:span text:style-name="T27"><text:s text:c="12"/></text:span><text:span text:style-name="T10">&lt;</text:span><text:span text:style-name="T15">h:commandButton</text:span><text:span text:style-name="T19"> </text:span><text:span text:style-name="T23">id</text:span><text:span text:style-name="T27">=</text:span><text:span text:style-name="T31">"submit"</text:span><text:span text:style-name="T19"> </text:span><text:span text:style-name="T23">value</text:span><text:span text:style-name="T27">=</text:span><text:span text:style-name="T31">"submit"</text:span><text:span text:style-name="T19"> </text:span><text:span text:style-name="T23">action</text:span><text:span text:style-name="T27">=</text:span><text:span text:style-name="T31">"#{empbean.valEmpId}"</text:span><text:span text:style-name="T10">/&gt;</text:span></text:p>
      <text:p text:style-name="P96"><text:span text:style-name="T27"><text:s text:c="8"/></text:span><text:span text:style-name="T10">&lt;/</text:span><text:span text:style-name="T15">h:form</text:span><text:span text:style-name="T10">&gt;</text:span></text:p>
      <text:p text:style-name="P96"><text:span text:style-name="T27"><text:s text:c="4"/></text:span><text:span text:style-name="T10">&lt;/</text:span><text:span text:style-name="T15">h:body</text:span><text:span text:style-name="T10">&gt;</text:span></text:p>
      <text:p text:style-name="P96"><text:span text:style-name="T10">&lt;/</text:span><text:span text:style-name="T15">html</text:span><text:span text:style-name="T10">&gt;</text:span></text:p>
      <text:p text:style-name="P6"/>
      <text:p text:style-name="P8">home.xhtml</text:p>
      <text:p text:style-name="P23"><text:span text:style-name="T10">&lt;?</text:span><text:span text:style-name="T15">xml</text:span><text:span text:style-name="T19"> </text:span><text:span text:style-name="T23">version</text:span><text:span text:style-name="T27">=</text:span><text:span text:style-name="T31">'1.0'</text:span><text:span text:style-name="T19"> </text:span><text:span text:style-name="T23">encoding</text:span><text:span text:style-name="T27">=</text:span><text:span text:style-name="T31">'UTF-8'</text:span><text:span text:style-name="T19"> </text:span><text:span text:style-name="T10">?&gt;</text:span></text:p>
      <text:p text:style-name="P112"><text:soft-page-break/><text:span text:style-name="T10">&lt;!</text:span><text:span text:style-name="T15">DOCTYPE</text:span><text:span text:style-name="T19"> </text:span><text:span text:style-name="T10">html</text:span><text:span text:style-name="T19"> </text:span><text:span text:style-name="T46">PUBLIC</text:span><text:span text:style-name="T19"> </text:span><text:span text:style-name="T10">"-//W3C//DTD XHTML 1.0 Transitional//EN"</text:span><text:span text:style-name="T19"> </text:span><text:span text:style-name="T47">"http://www.w3.org/TR/xhtml1/DTD/xhtml1-transitional.dtd"</text:span><text:span text:style-name="T10">&gt;</text:span></text:p>
      <text:p text:style-name="P112"><text:span text:style-name="T10">&lt;</text:span><text:span text:style-name="T15">html</text:span><text:span text:style-name="T19"> </text:span><text:span text:style-name="T23">xmlns</text:span><text:span text:style-name="T27">=</text:span><text:span text:style-name="T31">"http://www.w3.org/1999/xhtml"</text:span></text:p>
      <text:p text:style-name="P112"><text:span text:style-name="T19"><text:s text:c="6"/></text:span><text:span text:style-name="T23">xmlns:h</text:span><text:span text:style-name="T27">=</text:span><text:span text:style-name="T31">"http://xmlns.jcp.org/jsf/html"</text:span><text:span text:style-name="T10">&gt;</text:span></text:p>
      <text:p text:style-name="P112"><text:span text:style-name="T27"><text:s text:c="4"/></text:span><text:span text:style-name="T10">&lt;</text:span><text:span text:style-name="T15">h:head</text:span><text:span text:style-name="T10">&gt;</text:span></text:p>
      <text:p text:style-name="P112"><text:span text:style-name="T27"><text:s text:c="8"/></text:span><text:span text:style-name="T10">&lt;</text:span><text:span text:style-name="T15">title</text:span><text:span text:style-name="T10">&gt;</text:span><text:span text:style-name="T27">Home Page</text:span><text:span text:style-name="T10">&lt;/</text:span><text:span text:style-name="T15">title</text:span><text:span text:style-name="T10">&gt;</text:span></text:p>
      <text:p text:style-name="P112"><text:span text:style-name="T27"><text:s text:c="4"/></text:span><text:span text:style-name="T10">&lt;/</text:span><text:span text:style-name="T15">h:head</text:span><text:span text:style-name="T10">&gt;</text:span></text:p>
      <text:p text:style-name="P112"><text:span text:style-name="T27"><text:s text:c="4"/></text:span><text:span text:style-name="T10">&lt;</text:span><text:span text:style-name="T15">h:body</text:span><text:span text:style-name="T10">&gt;</text:span></text:p>
      <text:p text:style-name="P103"><text:s text:c="8"/>Welcome ${empbean.name}</text:p>
      <text:p text:style-name="P112"><text:span text:style-name="T27"><text:s text:c="4"/></text:span><text:span text:style-name="T10">&lt;/</text:span><text:span text:style-name="T15">h:body</text:span><text:span text:style-name="T10">&gt;</text:span></text:p>
      <text:p text:style-name="P112"><text:span text:style-name="T10">&lt;/</text:span><text:span text:style-name="T15">html</text:span><text:span text:style-name="T10">&gt;</text:span></text:p>
      <text:p text:style-name="P23"/>
      <text:p text:style-name="P9">nonmember.xhtml</text:p>
      <text:p text:style-name="P19"><text:span text:style-name="T10">&lt;?</text:span><text:span text:style-name="T15">xml</text:span><text:span text:style-name="T19"> </text:span><text:span text:style-name="T23">version</text:span><text:span text:style-name="T27">=</text:span><text:span text:style-name="T31">'1.0'</text:span><text:span text:style-name="T19"> </text:span><text:span text:style-name="T23">encoding</text:span><text:span text:style-name="T27">=</text:span><text:span text:style-name="T31">'UTF-8'</text:span><text:span text:style-name="T19"> </text:span><text:span text:style-name="T10">?&gt;</text:span></text:p>
      <text:p text:style-name="P114"><text:span text:style-name="T10">&lt;!</text:span><text:span text:style-name="T15">DOCTYPE</text:span><text:span text:style-name="T19"> </text:span><text:span text:style-name="T10">html</text:span><text:span text:style-name="T19"> </text:span><text:span text:style-name="T46">PUBLIC</text:span><text:span text:style-name="T19"> </text:span><text:span text:style-name="T10">"-//W3C//DTD XHTML 1.0 Transitional//EN"</text:span><text:span text:style-name="T19"> </text:span><text:span text:style-name="T47">"http://www.w3.org/TR/xhtml1/DTD/xhtml1-transitional.dtd"</text:span><text:span text:style-name="T10">&gt;</text:span></text:p>
      <text:p text:style-name="P114"><text:span text:style-name="T10">&lt;</text:span><text:span text:style-name="T15">html</text:span><text:span text:style-name="T19"> </text:span><text:span text:style-name="T23">xmlns</text:span><text:span text:style-name="T27">=</text:span><text:span text:style-name="T31">"http://www.w3.org/1999/xhtml"</text:span></text:p>
      <text:p text:style-name="P114"><text:span text:style-name="T19"><text:s text:c="6"/></text:span><text:span text:style-name="T23">xmlns:h</text:span><text:span text:style-name="T27">=</text:span><text:span text:style-name="T31">"http://xmlns.jcp.org/jsf/html"</text:span><text:span text:style-name="T10">&gt;</text:span></text:p>
      <text:p text:style-name="P114"><text:span text:style-name="T27"><text:s text:c="4"/></text:span><text:span text:style-name="T10">&lt;</text:span><text:span text:style-name="T15">h:head</text:span><text:span text:style-name="T10">&gt;</text:span></text:p>
      <text:p text:style-name="P114"><text:span text:style-name="T27"><text:s text:c="8"/></text:span><text:span text:style-name="T10">&lt;</text:span><text:span text:style-name="T15">title</text:span><text:span text:style-name="T10">&gt;</text:span><text:span text:style-name="T27">Non Member Page</text:span><text:span text:style-name="T10">&lt;/</text:span><text:span text:style-name="T15">title</text:span><text:span text:style-name="T10">&gt;</text:span></text:p>
      <text:p text:style-name="P114"><text:span text:style-name="T27"><text:s text:c="4"/></text:span><text:span text:style-name="T10">&lt;/</text:span><text:span text:style-name="T15">h:head</text:span><text:span text:style-name="T10">&gt;</text:span></text:p>
      <text:p text:style-name="P114"><text:span text:style-name="T27"><text:s text:c="4"/></text:span><text:span text:style-name="T10">&lt;</text:span><text:span text:style-name="T15">h:body</text:span><text:span text:style-name="T10">&gt;</text:span></text:p>
      <text:p text:style-name="P104"><text:s text:c="8"/>Sorry #{empbean.name} you are not allowed !!!</text:p>
      <text:p text:style-name="P114"><text:span text:style-name="T27"><text:s text:c="4"/></text:span><text:span text:style-name="T10">&lt;/</text:span><text:span text:style-name="T15">h:body</text:span><text:span text:style-name="T10">&gt;</text:span></text:p>
      <text:p text:style-name="P114"><text:span text:style-name="T10">&lt;/</text:span><text:span text:style-name="T15">html</text:span><text:span text:style-name="T10">&gt;</text:span></text:p>
      <text:p text:style-name="P66"/>
      <text:p text:style-name="P10">Output</text:p>
      <text:p text:style-name="P20">1)</text:p>
      <text:p text:style-name="P11">login.xhtml</text:p>
      <text:p text:style-name="P11"><draw:frame draw:style-name="fr2" draw:name="Image22" text:anchor-type="paragraph" svg:width="7.0102in" svg:height="1.2299in" draw:z-index="1"><draw:image xlink:href="Pictures/200000090000458F00000C3332253877.svm" xlink:type="simple" xlink:show="embed" xlink:actuate="onLoad"/></draw:frame></text:p>
      <text:p text:style-name="P12">home.xhtml</text:p>
      <text:p text:style-name="P24"><draw:frame draw:style-name="fr1" draw:name="Image23" text:anchor-type="paragraph" svg:width="6.9902in" svg:height="0.8134in" draw:z-index="2"><draw:image xlink:href="Pictures/200000090000455B000008116D4916F8.svm" xlink:type="simple" xlink:show="embed" xlink:actuate="onLoad"/></draw:frame></text:p>
      <text:p text:style-name="P21">2)</text:p>
      <text:p text:style-name="P13">login.xhtml</text:p>
      <text:p text:style-name="P7"><draw:frame draw:style-name="fr1" draw:name="Image24" text:anchor-type="paragraph" svg:width="7.0217in" svg:height="1.1874in" draw:z-index="3"><draw:image xlink:href="Pictures/20000009000045AA00000BC9EBB3835C.svm" xlink:type="simple" xlink:show="embed" xlink:actuate="onLoad"/></draw:frame></text:p>
      <text:p text:style-name="P25"/>
      <text:p text:style-name="P25"/>
      <text:p text:style-name="P14">nonmember.xhtml</text:p>
      <text:p text:style-name="P14"><draw:frame draw:style-name="fr1" draw:name="Image25" text:anchor-type="paragraph" svg:width="6.9902in" svg:height="0.7925in" draw:z-index="4"><draw:image xlink:href="Pictures/200000090000455B000007DCD121B4DF.svm" xlink:type="simple" xlink:show="embed" xlink:actuate="onLoad"/></draw:frame></text:p>
      <text:p text:style-name="P22">4.</text:p>
      <text:p text:style-name="P22"/>
      <text:p text:style-name="P22"/>
      <text:p text:style-name="P22"><text:soft-page-break/></text:p>
      <text:p text:style-name="P15"><text:span text:style-name="T2">4.<text:tab/></text:span>Redirection</text:p>
      <text:list xml:id="list3927066716901712707" text:style-name="L10">
        <text:list-item>
          <text:p text:style-name="P128">One can ask JSF implementation to redirect to a new view.</text:p>
        </text:list-item>
        <text:list-item>
          <text:p text:style-name="P147">When redirect happens address field changes.</text:p>
          <text:p text:style-name="P173">Using Redirect</text:p>
        </text:list-item>
      </text:list>
      <text:p text:style-name="P36">I.<text:tab/><text:span text:style-name="T1">Without Navigation Rules</text:span></text:p>
      <text:list xml:id="list4653490072917088223" text:style-name="L11">
        <text:list-item>
          <text:p text:style-name="P129">Add the string like '?faces-redirect=true' to the outcome string.</text:p>
        </text:list-item>
      </text:list>
      <text:p text:style-name="P36">Ex. &lt;h:commandButton value=”Login” action=”welcome?faces-redirect=true”/&gt;</text:p>
      <text:p text:style-name="P36">Here when button is clicked it will directly go to welcome.xhtml.</text:p>
      <text:p text:style-name="P36"/>
      <text:p text:style-name="P115"><text:span text:style-name="T49">ii.<text:tab/></text:span><text:span text:style-name="T48">With Navigation Rule(Configuration file)</text:span></text:p>
      <text:p text:style-name="P89">&lt;navigation-case&gt;</text:p>
      <text:p text:style-name="P89"><text:tab/>&lt;from-outcome&gt;success&lt;/from-outcome&gt;</text:p>
      <text:p text:style-name="P89"><text:tab/>&lt;to-view-id&gt;/success.xhtml&lt;/to-view-id&gt;</text:p>
      <text:p text:style-name="P89"><text:tab/>&lt;redirect/&gt;</text:p>
      <text:p text:style-name="P89">&lt;/navigation-case&gt;</text:p>
      <text:p text:style-name="P100"/>
      <text:list xml:id="list2453998667810699305" text:style-name="L12">
        <text:list-item>
          <text:p text:style-name="P136">Ex </text:p>
        </text:list-item>
      </text:list>
      <text:p text:style-name="P117">Lets create RedirectPjt directory as shown below</text:p>
      <text:p text:style-name="P117"/>
      <text:p text:style-name="P117"/>
      <text:p text:style-name="P117"><draw:frame draw:style-name="fr2" draw:name="Image1" text:anchor-type="paragraph" svg:width="2.0937in" svg:height="2.6256in" draw:z-index="5"><draw:image xlink:href="Pictures/20000009000014C700001A0D11E9D6EF.svm" xlink:type="simple" xlink:show="embed" xlink:actuate="onLoad"/></draw:frame></text:p>
      <text:p text:style-name="P45"/>
      <text:p text:style-name="P36"/>
      <text:p text:style-name="P14"/>
      <text:p text:style-name="P14"/>
      <text:p text:style-name="P68"/>
      <text:p text:style-name="P31"/>
      <text:p text:style-name="P31"/>
      <text:p text:style-name="P31"/>
      <text:p text:style-name="P31"/>
      <text:p text:style-name="P31"/>
      <text:p text:style-name="P69">login.xhtml</text:p>
      <text:p text:style-name="P60"><text:span text:style-name="T10">&lt;?</text:span><text:span text:style-name="T15">xml</text:span><text:span text:style-name="T19"> </text:span><text:span text:style-name="T23">version</text:span><text:span text:style-name="T27">=</text:span><text:span text:style-name="T31">'1.0'</text:span><text:span text:style-name="T19"> </text:span><text:span text:style-name="T23">encoding</text:span><text:span text:style-name="T27">=</text:span><text:span text:style-name="T31">'UTF-8'</text:span><text:span text:style-name="T19"> </text:span><text:span text:style-name="T10">?&gt;</text:span></text:p>
      <text:p text:style-name="P97"><text:span text:style-name="T10">&lt;!</text:span><text:span text:style-name="T15">DOCTYPE</text:span><text:span text:style-name="T19"> </text:span><text:span text:style-name="T10">html</text:span><text:span text:style-name="T19"> </text:span><text:span text:style-name="T46">PUBLIC</text:span><text:span text:style-name="T19"> </text:span><text:span text:style-name="T10">"-//W3C//DTD XHTML 1.0 Transitional//EN"</text:span><text:span text:style-name="T19"> </text:span><text:span text:style-name="T47">"http://www.w3.org/TR/xhtml1/DTD/xhtml1-transitional.dtd"</text:span><text:span text:style-name="T10">&gt;</text:span></text:p>
      <text:p text:style-name="P97"><text:span text:style-name="T10">&lt;</text:span><text:span text:style-name="T15">html</text:span><text:span text:style-name="T19"> </text:span><text:span text:style-name="T23">xmlns</text:span><text:span text:style-name="T27">=</text:span><text:span text:style-name="T31">"http://www.w3.org/1999/xhtml"</text:span></text:p>
      <text:p text:style-name="P97"><text:span text:style-name="T19"><text:s text:c="6"/></text:span><text:span text:style-name="T23">xmlns:h</text:span><text:span text:style-name="T27">=</text:span><text:span text:style-name="T31">"http://xmlns.jcp.org/jsf/html"</text:span><text:span text:style-name="T10">&gt;</text:span></text:p>
      <text:p text:style-name="P97"><text:span text:style-name="T27"><text:s text:c="4"/></text:span><text:span text:style-name="T10">&lt;</text:span><text:span text:style-name="T15">h:head</text:span><text:span text:style-name="T10">&gt;</text:span></text:p>
      <text:p text:style-name="P97"><text:span text:style-name="T27"><text:s text:c="8"/></text:span><text:span text:style-name="T10">&lt;</text:span><text:span text:style-name="T15">title</text:span><text:span text:style-name="T10">&gt;</text:span><text:span text:style-name="T27">Login Page</text:span><text:span text:style-name="T10">&lt;/</text:span><text:span text:style-name="T15">title</text:span><text:span text:style-name="T10">&gt;</text:span></text:p>
      <text:p text:style-name="P97"><text:span text:style-name="T27"><text:s text:c="4"/></text:span><text:span text:style-name="T10">&lt;/</text:span><text:span text:style-name="T15">h:head</text:span><text:span text:style-name="T10">&gt;</text:span></text:p>
      <text:p text:style-name="P97"><text:span text:style-name="T27"><text:s text:c="4"/></text:span><text:span text:style-name="T10">&lt;</text:span><text:span text:style-name="T15">h:body</text:span><text:span text:style-name="T10">&gt;</text:span></text:p>
      <text:p text:style-name="P97"><text:span text:style-name="T27"><text:s text:c="8"/></text:span><text:span text:style-name="T10">&lt;</text:span><text:span text:style-name="T15">h:form</text:span><text:span text:style-name="T10">&gt;</text:span></text:p>
      <text:p text:style-name="P97"><text:soft-page-break/><text:span text:style-name="T27"><text:s text:c="12"/></text:span><text:span text:style-name="T10">&lt;</text:span><text:span text:style-name="T15">h:outputLabel</text:span><text:span text:style-name="T19"> </text:span><text:span text:style-name="T23">value</text:span><text:span text:style-name="T27">=</text:span><text:span text:style-name="T31">"Name :"</text:span><text:span text:style-name="T10">/&gt;</text:span></text:p>
      <text:p text:style-name="P97"><text:span text:style-name="T27"><text:s text:c="12"/></text:span><text:span text:style-name="T10">&lt;</text:span><text:span text:style-name="T15">h:inputText</text:span><text:span text:style-name="T19"> </text:span><text:span text:style-name="T23">value</text:span><text:span text:style-name="T27">=</text:span><text:span text:style-name="T31">"#{user.name}"</text:span><text:span text:style-name="T10">/&gt;&lt;</text:span><text:span text:style-name="T15">br</text:span><text:span text:style-name="T10">/&gt;</text:span></text:p>
      <text:p text:style-name="P97"><text:span text:style-name="T27"><text:s text:c="12"/></text:span><text:span text:style-name="T10">&lt;</text:span><text:span text:style-name="T15">h:outputLabel</text:span><text:span text:style-name="T19"> </text:span><text:span text:style-name="T23">value</text:span><text:span text:style-name="T27">=</text:span><text:span text:style-name="T31">"Emp ID"</text:span><text:span text:style-name="T10">/&gt;</text:span></text:p>
      <text:p text:style-name="P97"><text:span text:style-name="T27"><text:s text:c="12"/></text:span><text:span text:style-name="T10">&lt;</text:span><text:span text:style-name="T15">h:inputText</text:span><text:span text:style-name="T19"> </text:span><text:span text:style-name="T23">value</text:span><text:span text:style-name="T27">=</text:span><text:span text:style-name="T31">"#{user.empid}"</text:span><text:span text:style-name="T10">/&gt;&lt;</text:span><text:span text:style-name="T15">br</text:span><text:span text:style-name="T10">/&gt;</text:span></text:p>
      <text:p text:style-name="P97"><text:span text:style-name="T27"><text:s text:c="12"/></text:span><text:span text:style-name="T10">&lt;</text:span><text:span text:style-name="T15">h:commandButton</text:span><text:span text:style-name="T19"> </text:span><text:span text:style-name="T23">id</text:span><text:span text:style-name="T27">=</text:span><text:span text:style-name="T31">"submit"</text:span><text:span text:style-name="T19"> </text:span><text:span text:style-name="T23">value</text:span><text:span text:style-name="T27">=</text:span><text:span text:style-name="T31">"submit"</text:span><text:span text:style-name="T19"> </text:span><text:span text:style-name="T23">action</text:span><text:span text:style-name="T27">=</text:span><text:span text:style-name="T31">"success?faces-<text:tab/><text:tab/><text:tab/><text:tab/>redirect=true"</text:span><text:span text:style-name="T10">/&gt;</text:span></text:p>
      <text:p text:style-name="P97"><text:span text:style-name="T10"><text:tab/><text:tab/>//</text:span><text:span text:style-name="T11">For navigation rules</text:span></text:p>
      <text:p text:style-name="P99"><text:span text:style-name="T10"><text:tab/><text:tab/>/*&lt;</text:span><text:span text:style-name="T15">h:commandButton</text:span><text:span text:style-name="T10"> </text:span><text:span text:style-name="T23">id</text:span><text:span text:style-name="T27">=</text:span><text:span text:style-name="T31">"submit"</text:span><text:span text:style-name="T10"> </text:span><text:span text:style-name="T23">value</text:span><text:span text:style-name="T27">=</text:span><text:span text:style-name="T31">"submit"</text:span><text:span text:style-name="T10"> </text:span><text:span text:style-name="T23">action</text:span><text:span text:style-name="T27">=</text:span><text:span text:style-name="T31">"</text:span><text:span text:style-name="T32">#{user.verify}</text:span><text:span text:style-name="T31">"</text:span><text:span text:style-name="T10">/&gt;*/</text:span></text:p>
      <text:p text:style-name="P102"><text:s text:c="12"/></text:p>
      <text:p text:style-name="P97"><text:span text:style-name="T27"><text:s text:c="8"/></text:span><text:span text:style-name="T10">&lt;/</text:span><text:span text:style-name="T15">h:form</text:span><text:span text:style-name="T10">&gt;</text:span></text:p>
      <text:p text:style-name="P102"><text:s text:c="8"/></text:p>
      <text:p text:style-name="P97"><text:span text:style-name="T27"><text:s text:c="4"/></text:span><text:span text:style-name="T10">&lt;/</text:span><text:span text:style-name="T15">h:body</text:span><text:span text:style-name="T10">&gt;</text:span></text:p>
      <text:p text:style-name="P97"><text:span text:style-name="T10">&lt;/</text:span><text:span text:style-name="T15">html</text:span><text:span text:style-name="T10">&gt;</text:span></text:p>
      <text:p text:style-name="P109"/>
      <text:p text:style-name="P70">success.xhtml</text:p>
      <text:p text:style-name="P42"><text:span text:style-name="T10">&lt;?</text:span><text:span text:style-name="T15">xml</text:span><text:span text:style-name="T19"> </text:span><text:span text:style-name="T23">version</text:span><text:span text:style-name="T27">=</text:span><text:span text:style-name="T31">'1.0'</text:span><text:span text:style-name="T19"> </text:span><text:span text:style-name="T23">encoding</text:span><text:span text:style-name="T27">=</text:span><text:span text:style-name="T31">'UTF-8'</text:span><text:span text:style-name="T19"> </text:span><text:span text:style-name="T10">?&gt;</text:span></text:p>
      <text:p text:style-name="P97"><text:span text:style-name="T10">&lt;!</text:span><text:span text:style-name="T15">DOCTYPE</text:span><text:span text:style-name="T19"> </text:span><text:span text:style-name="T10">html</text:span><text:span text:style-name="T19"> </text:span><text:span text:style-name="T46">PUBLIC</text:span><text:span text:style-name="T19"> </text:span><text:span text:style-name="T10">"-//W3C//DTD XHTML 1.0 Transitional//EN"</text:span><text:span text:style-name="T19"> </text:span><text:span text:style-name="T47">"http://www.w3.org/TR/xhtml1/DTD/xhtml1-transitional.dtd"</text:span><text:span text:style-name="T10">&gt;</text:span></text:p>
      <text:p text:style-name="P97"><text:span text:style-name="T10">&lt;</text:span><text:span text:style-name="T15">html</text:span><text:span text:style-name="T19"> </text:span><text:span text:style-name="T23">xmlns</text:span><text:span text:style-name="T27">=</text:span><text:span text:style-name="T31">"http://www.w3.org/1999/xhtml"</text:span></text:p>
      <text:p text:style-name="P97"><text:span text:style-name="T19"><text:s text:c="6"/></text:span><text:span text:style-name="T23">xmlns:h</text:span><text:span text:style-name="T27">=</text:span><text:span text:style-name="T31">"http://xmlns.jcp.org/jsf/html"</text:span><text:span text:style-name="T10">&gt;</text:span></text:p>
      <text:p text:style-name="P97"><text:span text:style-name="T27"><text:s text:c="4"/></text:span><text:span text:style-name="T10">&lt;</text:span><text:span text:style-name="T15">h:head</text:span><text:span text:style-name="T10">&gt;</text:span></text:p>
      <text:p text:style-name="P97"><text:span text:style-name="T27"><text:s text:c="8"/></text:span><text:span text:style-name="T10">&lt;</text:span><text:span text:style-name="T15">title</text:span><text:span text:style-name="T10">&gt;</text:span><text:span text:style-name="T27">Success Page</text:span><text:span text:style-name="T10">&lt;/</text:span><text:span text:style-name="T15">title</text:span><text:span text:style-name="T10">&gt;</text:span></text:p>
      <text:p text:style-name="P97"><text:span text:style-name="T27"><text:s text:c="4"/></text:span><text:span text:style-name="T10">&lt;/</text:span><text:span text:style-name="T15">h:head</text:span><text:span text:style-name="T10">&gt;</text:span></text:p>
      <text:p text:style-name="P97"><text:span text:style-name="T27"><text:s text:c="4"/></text:span><text:span text:style-name="T10">&lt;</text:span><text:span text:style-name="T15">h:body</text:span><text:span text:style-name="T10">&gt;</text:span></text:p>
      <text:p text:style-name="P97"><text:span text:style-name="T27"><text:s text:c="8"/>Hello #{user.name}</text:span><text:span text:style-name="T10">&lt;</text:span><text:span text:style-name="T15">br</text:span><text:span text:style-name="T10">/&gt;</text:span></text:p>
      <text:p text:style-name="P102"><text:s text:c="8"/>success redirect</text:p>
      <text:p text:style-name="P97"><text:span text:style-name="T27"><text:s text:c="4"/></text:span><text:span text:style-name="T10">&lt;/</text:span><text:span text:style-name="T15">h:body</text:span><text:span text:style-name="T10">&gt;</text:span></text:p>
      <text:p text:style-name="P97"><text:span text:style-name="T10">&lt;/</text:span><text:span text:style-name="T15">html</text:span><text:span text:style-name="T10">&gt;</text:span></text:p>
      <text:p text:style-name="P109"/>
      <text:p text:style-name="P71">UserBean.java</text:p>
      <text:p text:style-name="P42"><text:span text:style-name="T42">package</text:span><text:span text:style-name="T27"> com.red;</text:span></text:p>
      <text:p text:style-name="P97"><text:span text:style-name="T42">import</text:span><text:span text:style-name="T27"> java.io.Serializable;</text:span></text:p>
      <text:p text:style-name="P97"><text:span text:style-name="T42">import</text:span><text:span text:style-name="T27"> javax.inject.Named;</text:span></text:p>
      <text:p text:style-name="P97"><text:span text:style-name="T42">import</text:span><text:span text:style-name="T27"> javax.enterprise.context.Dependent;</text:span></text:p>
      <text:p text:style-name="P97"><text:span text:style-name="T42">import</text:span><text:span text:style-name="T27"> javax.enterprise.context.SessionScoped;</text:span></text:p>
      <text:p text:style-name="P106"/>
      <text:p text:style-name="P97"><text:span text:style-name="T43">@</text:span><text:span text:style-name="T27">Named(value = </text:span><text:span text:style-name="T38">"user"</text:span><text:span text:style-name="T27">)</text:span></text:p>
      <text:p text:style-name="P97"><text:span text:style-name="T43">@</text:span><text:span text:style-name="T27">SessionScoped</text:span></text:p>
      <text:p text:style-name="P97"><text:span text:style-name="T42">public</text:span><text:span text:style-name="T27"> </text:span><text:span text:style-name="T42">class</text:span><text:span text:style-name="T27"> UserBean </text:span><text:span text:style-name="T42">implements</text:span><text:span text:style-name="T27"> Serializable{</text:span></text:p>
      <text:p text:style-name="P106"/>
      <text:p text:style-name="P97"><text:span text:style-name="T27"><text:s text:c="4"/></text:span><text:span text:style-name="T42">public</text:span><text:span text:style-name="T27"> UserBean() {</text:span></text:p>
      <text:p text:style-name="P102"><text:s text:c="4"/>}</text:p>
      <text:p text:style-name="P106"/>
      <text:p text:style-name="P97"><text:span text:style-name="T27"><text:s text:c="4"/></text:span><text:span text:style-name="T42">public</text:span><text:span text:style-name="T27"> String getName() {</text:span></text:p>
      <text:p text:style-name="P97"><text:span text:style-name="T27"><text:s text:c="8"/></text:span><text:span text:style-name="T42">return</text:span><text:span text:style-name="T27"> </text:span><text:span text:style-name="T44">name</text:span><text:span text:style-name="T27">;</text:span></text:p>
      <text:p text:style-name="P102"><text:s text:c="4"/>}</text:p>
      <text:p text:style-name="P106"/>
      <text:p text:style-name="P97"><text:span text:style-name="T27"><text:s text:c="4"/></text:span><text:span text:style-name="T42">public</text:span><text:span text:style-name="T27"> </text:span><text:span text:style-name="T42">void</text:span><text:span text:style-name="T27"> setName(String </text:span><text:span text:style-name="T45">name</text:span><text:span text:style-name="T27">) {</text:span></text:p>
      <text:p text:style-name="P97"><text:span text:style-name="T27"><text:s text:c="8"/></text:span><text:span text:style-name="T42">this</text:span><text:span text:style-name="T27">.</text:span><text:span text:style-name="T44">name</text:span><text:span text:style-name="T27"> = </text:span><text:span text:style-name="T45">name</text:span><text:span text:style-name="T27">;</text:span></text:p>
      <text:p text:style-name="P102"><text:s text:c="4"/>}</text:p>
      <text:p text:style-name="P106"/>
      <text:p text:style-name="P97"><text:span text:style-name="T27"><text:s text:c="4"/></text:span><text:span text:style-name="T42">public</text:span><text:span text:style-name="T27"> </text:span><text:span text:style-name="T42">int</text:span><text:span text:style-name="T27"> getEmpid() {</text:span></text:p>
      <text:p text:style-name="P97"><text:span text:style-name="T27"><text:s text:c="8"/></text:span><text:span text:style-name="T42">return</text:span><text:span text:style-name="T27"> </text:span><text:span text:style-name="T44">empid</text:span><text:span text:style-name="T27">;</text:span></text:p>
      <text:p text:style-name="P102"><text:s text:c="4"/>}</text:p>
      <text:p text:style-name="P106"/>
      <text:p text:style-name="P97"><text:span text:style-name="T27"><text:s text:c="4"/></text:span><text:span text:style-name="T42">public</text:span><text:span text:style-name="T27"> </text:span><text:span text:style-name="T42">void</text:span><text:span text:style-name="T27"> setEmpid(</text:span><text:span text:style-name="T42">int</text:span><text:span text:style-name="T27"> </text:span><text:span text:style-name="T45">empid</text:span><text:span text:style-name="T27">) {</text:span></text:p>
      <text:p text:style-name="P97"><text:span text:style-name="T27"><text:s text:c="8"/></text:span><text:span text:style-name="T42">this</text:span><text:span text:style-name="T27">.</text:span><text:span text:style-name="T44">empid</text:span><text:span text:style-name="T27"> = </text:span><text:span text:style-name="T45">empid</text:span><text:span text:style-name="T27">;</text:span></text:p>
      <text:p text:style-name="P102"><text:s text:c="4"/>}</text:p>
      <text:p text:style-name="P102"><text:s text:c="4"/></text:p>
      <text:p text:style-name="P97"><text:span text:style-name="T27"><text:s text:c="4"/>String </text:span><text:span text:style-name="T44">name</text:span><text:span text:style-name="T27">;</text:span></text:p>
      <text:p text:style-name="P97"><text:span text:style-name="T27"><text:s text:c="4"/></text:span><text:span text:style-name="T42">int</text:span><text:span text:style-name="T27"> </text:span><text:span text:style-name="T44">empid</text:span><text:span text:style-name="T27">;</text:span></text:p>
      <text:p text:style-name="P102"><text:s text:c="4"/></text:p>
      <text:p text:style-name="P97"><text:span text:style-name="T27"><text:s text:c="4"/></text:span><text:span text:style-name="T42">public</text:span><text:span text:style-name="T27"> String verify()</text:span></text:p>
      <text:p text:style-name="P102"><text:soft-page-break/><text:s text:c="4"/>{ <text:s text:c="7"/></text:p>
      <text:p text:style-name="P97"><text:span text:style-name="T27"><text:s text:c="7"/></text:span><text:span text:style-name="T42">if</text:span><text:span text:style-name="T27">(</text:span><text:span text:style-name="T44">empid</text:span><text:span text:style-name="T27">==111)</text:span></text:p>
      <text:p text:style-name="P102"><text:s text:c="11"/></text:p>
      <text:p text:style-name="P97"><text:span text:style-name="T27"><text:s text:c="7"/></text:span><text:span text:style-name="T42">return</text:span><text:span text:style-name="T27"> </text:span><text:span text:style-name="T38">"success"</text:span><text:span text:style-name="T27">;</text:span></text:p>
      <text:p text:style-name="P97"><text:span text:style-name="T27"><text:s text:c="7"/></text:span><text:span text:style-name="T42">else</text:span></text:p>
      <text:p text:style-name="P97"><text:span text:style-name="T27"><text:s text:c="7"/></text:span><text:span text:style-name="T42">return</text:span><text:span text:style-name="T27"> </text:span><text:span text:style-name="T38">"failure"</text:span><text:span text:style-name="T27">; </text:span></text:p>
      <text:p text:style-name="P102"><text:s text:c="4"/>}</text:p>
      <text:p text:style-name="P102">}</text:p>
      <text:p text:style-name="P42"/>
      <text:p text:style-name="P72">faces-config.xml</text:p>
      <text:p text:style-name="P43"><text:span text:style-name="T10">&lt;?</text:span><text:span text:style-name="T15">xml</text:span><text:span text:style-name="T19"> </text:span><text:span text:style-name="T23">version</text:span><text:span text:style-name="T27">=</text:span><text:span text:style-name="T31">'1.0'</text:span><text:span text:style-name="T19"> </text:span><text:span text:style-name="T23">encoding</text:span><text:span text:style-name="T27">=</text:span><text:span text:style-name="T31">'UTF-8'</text:span><text:span text:style-name="T10">?&gt;</text:span></text:p>
      <text:p text:style-name="P97"><text:span text:style-name="T10">&lt;</text:span><text:span text:style-name="T15">faces-config</text:span><text:span text:style-name="T19"> </text:span><text:span text:style-name="T23">version</text:span><text:span text:style-name="T27">=</text:span><text:span text:style-name="T31">"2.2"</text:span></text:p>
      <text:p text:style-name="P97"><text:span text:style-name="T19"><text:s text:c="14"/></text:span><text:span text:style-name="T23">xmlns</text:span><text:span text:style-name="T27">=</text:span><text:span text:style-name="T31">"http://xmlns.jcp.org/xml/ns/javaee"</text:span></text:p>
      <text:p text:style-name="P97"><text:span text:style-name="T19"><text:s text:c="14"/></text:span><text:span text:style-name="T23">xmlns:xsi</text:span><text:span text:style-name="T27">=</text:span><text:span text:style-name="T31">"http://www.w3.org/2001/XMLSchema-instance"</text:span></text:p>
      <text:p text:style-name="P97"><text:span text:style-name="T19"><text:s text:c="14"/></text:span><text:span text:style-name="T23">xsi:schemaLocation</text:span><text:span text:style-name="T27">=</text:span><text:span text:style-name="T31">"http://xmlns.jcp.org/xml/ns/javaee http://xmlns.jcp.org/xml/ns/javaee/web-facesconfig_2_2.xsd"</text:span><text:span text:style-name="T10">&gt;</text:span></text:p>
      <text:p text:style-name="P106"/>
      <text:p text:style-name="P97"><text:span text:style-name="T27"><text:s text:c="4"/></text:span><text:span text:style-name="T10">&lt;</text:span><text:span text:style-name="T15">navigation-rule</text:span><text:span text:style-name="T10">&gt;</text:span></text:p>
      <text:p text:style-name="P97"><text:span text:style-name="T27"><text:s text:c="8"/></text:span><text:span text:style-name="T10">&lt;</text:span><text:span text:style-name="T15">navigation-case</text:span><text:span text:style-name="T10">&gt;</text:span></text:p>
      <text:p text:style-name="P97"><text:span text:style-name="T27"><text:s text:c="12"/></text:span><text:span text:style-name="T10">&lt;</text:span><text:span text:style-name="T15">from-view-id</text:span><text:span text:style-name="T10">&gt;</text:span><text:span text:style-name="T27">/login.xhtml</text:span><text:span text:style-name="T10">&lt;/</text:span><text:span text:style-name="T15">from-view-id</text:span><text:span text:style-name="T10">&gt;</text:span></text:p>
      <text:p text:style-name="P97"><text:span text:style-name="T27"><text:s text:c="12"/></text:span><text:span text:style-name="T10">&lt;</text:span><text:span text:style-name="T15">from-outcome</text:span><text:span text:style-name="T10">&gt;</text:span><text:span text:style-name="T27">success</text:span><text:span text:style-name="T10">&lt;/</text:span><text:span text:style-name="T15">from-outcome</text:span><text:span text:style-name="T10">&gt;</text:span></text:p>
      <text:p text:style-name="P97"><text:span text:style-name="T27"><text:s text:c="12"/></text:span><text:span text:style-name="T10">&lt;</text:span><text:span text:style-name="T15">redirect</text:span><text:span text:style-name="T10">/&gt;</text:span></text:p>
      <text:p text:style-name="P97"><text:span text:style-name="T27"><text:s text:c="12"/></text:span><text:span text:style-name="T10">&lt;</text:span><text:span text:style-name="T15">to-view-id</text:span><text:span text:style-name="T10">&gt;</text:span><text:span text:style-name="T27">/success.xhtml</text:span><text:span text:style-name="T10">&lt;/</text:span><text:span text:style-name="T15">to-view-id</text:span><text:span text:style-name="T10">&gt;</text:span></text:p>
      <text:p text:style-name="P102"><text:s text:c="10"/></text:p>
      <text:p text:style-name="P97"><text:span text:style-name="T27"><text:s text:c="8"/></text:span><text:span text:style-name="T10">&lt;/</text:span><text:span text:style-name="T15">navigation-case</text:span><text:span text:style-name="T10">&gt;</text:span></text:p>
      <text:p text:style-name="P97"><text:span text:style-name="T27"><text:s text:c="8"/></text:span><text:span text:style-name="T10">&lt;</text:span><text:span text:style-name="T15">navigation-case</text:span><text:span text:style-name="T10">&gt;</text:span></text:p>
      <text:p text:style-name="P97"><text:span text:style-name="T27"><text:s text:c="12"/></text:span><text:span text:style-name="T10">&lt;</text:span><text:span text:style-name="T15">from-view-id</text:span><text:span text:style-name="T10">&gt;</text:span><text:span text:style-name="T27">/login.xhtml</text:span><text:span text:style-name="T10">&lt;/</text:span><text:span text:style-name="T15">from-view-id</text:span><text:span text:style-name="T10">&gt;</text:span></text:p>
      <text:p text:style-name="P97"><text:span text:style-name="T27"><text:s text:c="12"/></text:span><text:span text:style-name="T10">&lt;</text:span><text:span text:style-name="T15">from-outcome</text:span><text:span text:style-name="T10">&gt;</text:span><text:span text:style-name="T27">failure</text:span><text:span text:style-name="T10">&lt;/</text:span><text:span text:style-name="T15">from-outcome</text:span><text:span text:style-name="T10">&gt;</text:span></text:p>
      <text:p text:style-name="P97"><text:span text:style-name="T27"><text:s text:c="12"/></text:span><text:span text:style-name="T10">&lt;</text:span><text:span text:style-name="T15">to-view-id</text:span><text:span text:style-name="T10">&gt;</text:span><text:span text:style-name="T27">/failure.xhtml</text:span><text:span text:style-name="T10">&lt;/</text:span><text:span text:style-name="T15">to-view-id</text:span><text:span text:style-name="T10">&gt;</text:span></text:p>
      <text:p text:style-name="P97"><text:span text:style-name="T27"><text:s text:c="8"/></text:span><text:span text:style-name="T10">&lt;/</text:span><text:span text:style-name="T15">navigation-case</text:span><text:span text:style-name="T10">&gt;</text:span></text:p>
      <text:p text:style-name="P97"><text:span text:style-name="T27"><text:s text:c="4"/></text:span><text:span text:style-name="T10">&lt;/</text:span><text:span text:style-name="T15">navigation-rule</text:span><text:span text:style-name="T10">&gt;</text:span></text:p>
      <text:p text:style-name="P97"><text:span text:style-name="T10">&lt;/</text:span><text:span text:style-name="T15">faces-config</text:span><text:span text:style-name="T10">&gt;</text:span></text:p>
      <text:p text:style-name="P43"/>
      <text:p text:style-name="P73">web.xml</text:p>
      <text:p text:style-name="P61"><text:span text:style-name="T10">&lt;?</text:span><text:span text:style-name="T15">xml</text:span><text:span text:style-name="T19"> </text:span><text:span text:style-name="T23">version</text:span><text:span text:style-name="T27">=</text:span><text:span text:style-name="T31">"1.0"</text:span><text:span text:style-name="T19"> </text:span><text:span text:style-name="T23">encoding</text:span><text:span text:style-name="T27">=</text:span><text:span text:style-name="T31">"UTF-8"</text:span><text:span text:style-name="T10">?&gt;</text:span></text:p>
      <text:p text:style-name="P95"><text:span text:style-name="T10">&lt;</text:span><text:span text:style-name="T15">web-app</text:span><text:span text:style-name="T19"> </text:span><text:span text:style-name="T23">version</text:span><text:span text:style-name="T27">=</text:span><text:span text:style-name="T31">"3.1"</text:span><text:span text:style-name="T19"> </text:span><text:span text:style-name="T23">xmlns</text:span><text:span text:style-name="T27">=</text:span><text:span text:style-name="T31">"http://xmlns.jcp.org/xml/ns/javaee"</text:span><text:span text:style-name="T19"> </text:span><text:span text:style-name="T23">xmlns:xsi</text:span><text:span text:style-name="T27">=</text:span><text:span text:style-name="T31">"http://www.w3.org/2001/XMLSchema-instance"</text:span><text:span text:style-name="T19"> </text:span><text:span text:style-name="T23">xsi:schemaLocation</text:span><text:span text:style-name="T27">=</text:span><text:span text:style-name="T31">"http://xmlns.jcp.org/xml/ns/javaee http://xmlns.jcp.org/xml/ns/javaee/web-app_3_1.xsd"</text:span><text:span text:style-name="T10">&gt;</text:span></text:p>
      <text:p text:style-name="P97"><text:span text:style-name="T27"><text:s text:c="4"/></text:span><text:span text:style-name="T10">&lt;</text:span><text:span text:style-name="T15">context-param</text:span><text:span text:style-name="T10">&gt;</text:span></text:p>
      <text:p text:style-name="P97"><text:span text:style-name="T27"><text:s text:c="8"/></text:span><text:span text:style-name="T10">&lt;</text:span><text:span text:style-name="T15">param-name</text:span><text:span text:style-name="T10">&gt;</text:span><text:span text:style-name="T27">javax.faces.PROJECT_STAGE</text:span><text:span text:style-name="T10">&lt;/</text:span><text:span text:style-name="T15">param-name</text:span><text:span text:style-name="T10">&gt;</text:span></text:p>
      <text:p text:style-name="P97"><text:span text:style-name="T27"><text:s text:c="8"/></text:span><text:span text:style-name="T10">&lt;</text:span><text:span text:style-name="T15">param-value</text:span><text:span text:style-name="T10">&gt;</text:span><text:span text:style-name="T27">Development</text:span><text:span text:style-name="T10">&lt;/</text:span><text:span text:style-name="T15">param-value</text:span><text:span text:style-name="T10">&gt;</text:span></text:p>
      <text:p text:style-name="P97"><text:span text:style-name="T27"><text:s text:c="4"/></text:span><text:span text:style-name="T10">&lt;/</text:span><text:span text:style-name="T15">context-param</text:span><text:span text:style-name="T10">&gt;</text:span></text:p>
      <text:p text:style-name="P97"><text:span text:style-name="T27"><text:s text:c="4"/></text:span><text:span text:style-name="T10">&lt;</text:span><text:span text:style-name="T15">servlet</text:span><text:span text:style-name="T10">&gt;</text:span></text:p>
      <text:p text:style-name="P97"><text:span text:style-name="T27"><text:s text:c="8"/></text:span><text:span text:style-name="T10">&lt;</text:span><text:span text:style-name="T15">servlet-name</text:span><text:span text:style-name="T10">&gt;</text:span><text:span text:style-name="T27">Faces Servlet</text:span><text:span text:style-name="T10">&lt;/</text:span><text:span text:style-name="T15">servlet-name</text:span><text:span text:style-name="T10">&gt;</text:span></text:p>
      <text:p text:style-name="P97"><text:span text:style-name="T27"><text:s text:c="8"/></text:span><text:span text:style-name="T10">&lt;</text:span><text:span text:style-name="T15">servlet-class</text:span><text:span text:style-name="T10">&gt;</text:span><text:span text:style-name="T27">javax.faces.webapp.FacesServlet</text:span><text:span text:style-name="T10">&lt;/</text:span><text:span text:style-name="T15">servlet-class</text:span><text:span text:style-name="T10">&gt;</text:span></text:p>
      <text:p text:style-name="P97"><text:span text:style-name="T27"><text:s text:c="8"/></text:span><text:span text:style-name="T10">&lt;</text:span><text:span text:style-name="T15">load-on-startup</text:span><text:span text:style-name="T10">&gt;</text:span><text:span text:style-name="T27">1</text:span><text:span text:style-name="T10">&lt;/</text:span><text:span text:style-name="T15">load-on-startup</text:span><text:span text:style-name="T10">&gt;</text:span></text:p>
      <text:p text:style-name="P97"><text:span text:style-name="T27"><text:s text:c="4"/></text:span><text:span text:style-name="T10">&lt;/</text:span><text:span text:style-name="T15">servlet</text:span><text:span text:style-name="T10">&gt;</text:span></text:p>
      <text:p text:style-name="P97"><text:span text:style-name="T27"><text:s text:c="4"/></text:span><text:span text:style-name="T10">&lt;</text:span><text:span text:style-name="T15">servlet-mapping</text:span><text:span text:style-name="T10">&gt;</text:span></text:p>
      <text:p text:style-name="P97"><text:span text:style-name="T27"><text:s text:c="8"/></text:span><text:span text:style-name="T10">&lt;</text:span><text:span text:style-name="T15">servlet-name</text:span><text:span text:style-name="T10">&gt;</text:span><text:span text:style-name="T27">Faces Servlet</text:span><text:span text:style-name="T10">&lt;/</text:span><text:span text:style-name="T15">servlet-name</text:span><text:span text:style-name="T10">&gt;</text:span></text:p>
      <text:p text:style-name="P97"><text:span text:style-name="T27"><text:s text:c="8"/></text:span><text:span text:style-name="T10">&lt;</text:span><text:span text:style-name="T15">url-pattern</text:span><text:span text:style-name="T10">&gt;</text:span><text:span text:style-name="T27">/faces/*</text:span><text:span text:style-name="T10">&lt;/</text:span><text:span text:style-name="T15">url-pattern</text:span><text:span text:style-name="T10">&gt;</text:span></text:p>
      <text:p text:style-name="P97"><text:span text:style-name="T27"><text:s text:c="4"/></text:span><text:span text:style-name="T10">&lt;/</text:span><text:span text:style-name="T15">servlet-mapping</text:span><text:span text:style-name="T10">&gt;</text:span></text:p>
      <text:p text:style-name="P97"><text:span text:style-name="T27"><text:s text:c="4"/></text:span><text:span text:style-name="T10">&lt;</text:span><text:span text:style-name="T15">session-config</text:span><text:span text:style-name="T10">&gt;</text:span></text:p>
      <text:p text:style-name="P97"><text:span text:style-name="T27"><text:s text:c="8"/></text:span><text:span text:style-name="T10">&lt;</text:span><text:span text:style-name="T15">session-timeout</text:span><text:span text:style-name="T10">&gt;</text:span></text:p>
      <text:p text:style-name="P102"><text:s text:c="12"/>30</text:p>
      <text:p text:style-name="P97"><text:span text:style-name="T27"><text:s text:c="8"/></text:span><text:span text:style-name="T10">&lt;/</text:span><text:span text:style-name="T15">session-timeout</text:span><text:span text:style-name="T10">&gt;</text:span></text:p>
      <text:p text:style-name="P97"><text:span text:style-name="T27"><text:s text:c="4"/></text:span><text:span text:style-name="T10">&lt;/</text:span><text:span text:style-name="T15">session-config</text:span><text:span text:style-name="T10">&gt;</text:span></text:p>
      <text:p text:style-name="P97"><text:span text:style-name="T27"><text:s text:c="4"/></text:span><text:span text:style-name="T10">&lt;</text:span><text:span text:style-name="T15">welcome-file-list</text:span><text:span text:style-name="T10">&gt;</text:span></text:p>
      <text:p text:style-name="P97"><text:span text:style-name="T27"><text:s text:c="8"/></text:span><text:span text:style-name="T10">&lt;</text:span><text:span text:style-name="T15">welcome-file</text:span><text:span text:style-name="T10">&gt;</text:span><text:span text:style-name="T27">faces/login.xhtml</text:span><text:span text:style-name="T10">&lt;/</text:span><text:span text:style-name="T15">welcome-file</text:span><text:span text:style-name="T10">&gt;</text:span></text:p>
      <text:p text:style-name="P97"><text:span text:style-name="T27"><text:s text:c="4"/></text:span><text:span text:style-name="T10">&lt;/</text:span><text:span text:style-name="T15">welcome-file-list</text:span><text:span text:style-name="T10">&gt;</text:span></text:p>
      <text:p text:style-name="P97"><text:span text:style-name="T10">&lt;/</text:span><text:span text:style-name="T15">web-app</text:span><text:span text:style-name="T10">&gt;</text:span></text:p>
      <text:p text:style-name="P43"/>
      <text:p text:style-name="P31"><text:soft-page-break/></text:p>
      <text:p text:style-name="P74">Output</text:p>
      <text:p text:style-name="P62"/>
      <text:p text:style-name="P75">login.xhtml</text:p>
      <text:p text:style-name="P75"><draw:frame draw:style-name="fr2" draw:name="Image2" text:anchor-type="paragraph" svg:width="7.3547in" svg:height="1.428in" draw:z-index="6"><draw:image xlink:href="Pictures/20000009000048F900000E2A00B27758.svm" xlink:type="simple" xlink:show="embed" xlink:actuate="onLoad"/></draw:frame></text:p>
      <text:p text:style-name="P75">success.xhtml</text:p>
      <text:p text:style-name="P31"><draw:frame draw:style-name="fr2" draw:name="Image3" text:anchor-type="paragraph" svg:width="7.3654in" svg:height="1.0425in" draw:z-index="7"><draw:image xlink:href="Pictures/200000090000491300000A575946E9D4.svm" xlink:type="simple" xlink:show="embed" xlink:actuate="onLoad"/></draw:frame></text:p>
      <text:p text:style-name="P44">Note : See the URL changes and in both the cases output will remain the same.</text:p>
      <text:p text:style-name="P31"/>
      <text:p text:style-name="P63">5.<text:tab/><text:span text:style-name="T1">RESTful Navigation and Bookmarkable URLs</text:span></text:p>
      <text:list xml:id="list1305132163145586497" text:style-name="L13">
        <text:list-item>
          <text:p text:style-name="P130">By default, JSF application makes a sequence of POST request to the server.</text:p>
        </text:list-item>
        <text:list-item>
          <text:p text:style-name="P148">POST requests are neither bookmarkable nor cacheable.</text:p>
        </text:list-item>
        <text:list-item>
          <text:p text:style-name="P148">JSF 2.0 onward GET reqeusts too are supported.</text:p>
        </text:list-item>
        <text:list-item>
          <text:p text:style-name="P155">GET request looks like this</text:p>
        </text:list-item>
      </text:list>
      <text:p text:style-name="P181">http://myserver.com/catalog?item=1729</text:p>
      <text:p text:style-name="P156">Here we can see item ID is supplied as query parameter. When the request is received the parameter must be transfer to an appropriate bean. <text:span text:style-name="T54">One can use 'view parameters' for this purpose. For that one should add the following on the top of your page</text:span></text:p>
      <text:p text:style-name="P182">&lt;f:metadata&gt;</text:p>
      <text:p text:style-name="P26">&lt;f:viewParam name="item" value="#{catalog.currentItem}"/&gt;</text:p>
      <text:p text:style-name="P27">&lt;/f:metadata&gt;</text:p>
      <text:p text:style-name="P157">When the request is processed, the value of 'item' parameter will be passed to the 'setCurrentItem' method of the bean 'catalog'.</text:p>
      <text:list xml:id="list4635921315340690500" text:style-name="L19">
        <text:list-item>
          <text:p text:style-name="P187">To generate GET request one should use links and buttons which generates GET request. This is done through h:button and h:link tags(In constrast to h:commandButton or h:commandLink). </text:p>
        </text:list-item>
        <text:list-item>
          <text:p text:style-name="P158">Also the target view-ID will be specified by 'outcome' attribute <text:span text:style-name="T55">as shown below</text:span></text:p>
        </text:list-item>
      </text:list>
      <text:p text:style-name="P159"><text:span text:style-name="T10">&lt;</text:span><text:span text:style-name="T15">h:link</text:span><text:span text:style-name="T19"> </text:span><text:span text:style-name="T23">outcome</text:span><text:span text:style-name="T27">=</text:span><text:span text:style-name="T31">"/welcome.xhtml"</text:span><text:span text:style-name="T19"> <text:s/></text:span><text:span text:style-name="T23">value</text:span><text:span text:style-name="T27">=</text:span><text:span text:style-name="T31">"link"</text:span><text:span text:style-name="T10">&gt;</text:span></text:p>
      <text:list xml:id="list102510014175895" text:continue-list="list1305132163145586497" text:style-name="L13">
        <text:list-header>
          <text:p text:style-name="P164">One can also supply value expression for outcome attribute as shown below</text:p>
        </text:list-header>
      </text:list>
      <text:p text:style-name="P160"><text:span text:style-name="T10">&lt;</text:span><text:span text:style-name="T15">h:link</text:span><text:span text:style-name="T19"> </text:span><text:span text:style-name="T23">outcome</text:span><text:span text:style-name="T27">=</text:span><text:span text:style-name="T31">"/welcome.xhtml"</text:span><text:span text:style-name="T19"> <text:s/></text:span><text:span text:style-name="T23">value</text:span><text:span text:style-name="T27">=</text:span><text:span text:style-name="T31">"</text:span><text:span text:style-name="T33">#{user.getOutcome}</text:span><text:span text:style-name="T31">"</text:span><text:span text:style-name="T10">&gt;</text:span></text:p>
      <text:p text:style-name="P162"><text:soft-page-break/></text:p>
      <text:p text:style-name="P163">The above value expression #{user.getOutcome} returns a String which can be used by navigation handler. </text:p>
      <text:list xml:id="list102510016188980" text:continue-numbering="true" text:style-name="L13">
        <text:list-item>
          <text:p text:style-name="P161">The<text:span text:style-name="T56">re</text:span> essential difference between 'outcome' of h:link and 'action' of h:commandLink. <text:span text:style-name="T56">'outcome' attribute is evaluated</text:span></text:p>
          <text:p text:style-name="P161"><text:span text:style-name="T56">before the page is rendered so that link can be embedded into the page. JSF calls it 'pre-emptive' navigation for computing target view-ID for get request. On the other hand 'action' attribute is only evaluated when the button is actually clicked.</text:span></text:p>
        </text:list-item>
        <text:list-item>
          <text:p text:style-name="P174">Specifying Parameters</text:p>
          <text:p text:style-name="P165">One can specify parameters using three ways</text:p>
          <text:p text:style-name="P166">1.<text:tab/><text:span text:style-name="T57">Specify parameters in a outcome string as</text:span></text:p>
          <text:p text:style-name="P166"><text:span text:style-name="T12">&lt;</text:span><text:span text:style-name="T16">h:link</text:span><text:span text:style-name="T20"> </text:span><text:span text:style-name="T24">outcome</text:span><text:span text:style-name="T29">=</text:span><text:span text:style-name="T34">"/welcome.xhtml?</text:span><text:span text:style-name="T35">name=JayJosh</text:span><text:span text:style-name="T34">"</text:span><text:span text:style-name="T20"> <text:s/></text:span><text:span text:style-name="T24">value</text:span><text:span text:style-name="T29">=</text:span><text:span text:style-name="T34">"link"/</text:span><text:span text:style-name="T12">&gt;</text:span><text:span text:style-name="T29"> </text:span></text:p>
          <text:p text:style-name="P167"><text:span text:style-name="T59">One can also use value expression for parameters as shown below</text:span></text:p>
          <text:p text:style-name="P167"><text:span text:style-name="T13">&lt;</text:span><text:span text:style-name="T17">h:link</text:span><text:span text:style-name="T21"> </text:span><text:span text:style-name="T25">outcome</text:span><text:span text:style-name="T30">=</text:span><text:span text:style-name="T36">"/</text:span><text:span text:style-name="T37">welcome.xhtml?#{user.name}</text:span><text:span text:style-name="T36">"</text:span><text:span text:style-name="T21"> <text:s/></text:span><text:span text:style-name="T25">value</text:span><text:span text:style-name="T30">=</text:span><text:span text:style-name="T36">"link"/</text:span><text:span text:style-name="T13">&gt;</text:span></text:p>
        </text:list-item>
      </text:list>
      <text:p text:style-name="P168">2.<text:tab/>Using view parameters as</text:p>
      <text:list xml:id="list102510021177774" text:continue-numbering="true" text:style-name="L13">
        <text:list-header>
          <text:p text:style-name="P169">The link is provided <text:span text:style-name="T61">with parameter as shown below </text:span>by <text:span text:style-name="T60">login.xhtml page as shown below</text:span></text:p>
        </text:list-header>
      </text:list>
      <text:p text:style-name="P185"><text:span text:style-name="T10">&lt;</text:span><text:span text:style-name="T15">h:link</text:span><text:span text:style-name="T19"> </text:span><text:span text:style-name="T23">outcome</text:span><text:span text:style-name="T27">=</text:span><text:span text:style-name="T31">"/welcome.xhtml"</text:span><text:span text:style-name="T19"> <text:s/></text:span><text:span text:style-name="T23">value</text:span><text:span text:style-name="T27">=</text:span><text:span text:style-name="T31">"link"</text:span><text:span text:style-name="T10">&gt;</text:span><text:span text:style-name="T27"> </text:span></text:p>
      <text:p text:style-name="P185"><text:span text:style-name="T27"><text:tab/></text:span><text:span text:style-name="T10">&lt;</text:span><text:span text:style-name="T15">f:param</text:span><text:span text:style-name="T19"> </text:span><text:span text:style-name="T23">name</text:span><text:span text:style-name="T27">=</text:span><text:span text:style-name="T31">"name"</text:span><text:span text:style-name="T19"> </text:span><text:span text:style-name="T23">value</text:span><text:span text:style-name="T27">=</text:span><text:span text:style-name="T31">"JayJosh"</text:span><text:span text:style-name="T10">/&gt;</text:span></text:p>
      <text:p text:style-name="P170"><text:span text:style-name="T10">&lt;/</text:span><text:span text:style-name="T15">h:link</text:span><text:span text:style-name="T10">&gt;</text:span></text:p>
      <text:list xml:id="list102510024171070" text:continue-numbering="true" text:style-name="L13">
        <text:list-header>
          <text:p text:style-name="P171"><text:span text:style-name="T62">In both the above cases the parameters will be received in welcome.xhtml page and bean is updated through</text:span></text:p>
        </text:list-header>
      </text:list>
      <text:p text:style-name="P183"><text:span text:style-name="T10">&lt;</text:span><text:span text:style-name="T15">f:metadata</text:span><text:span text:style-name="T10">&gt;</text:span></text:p>
      <text:p text:style-name="P183"><text:span text:style-name="T27"><text:s text:c="3"/></text:span><text:span text:style-name="T10">&lt;</text:span><text:span text:style-name="T15">f:viewParam</text:span><text:span text:style-name="T19"> </text:span><text:span text:style-name="T23">name</text:span><text:span text:style-name="T27">=</text:span><text:span text:style-name="T31">"name"</text:span><text:span text:style-name="T19"> </text:span><text:span text:style-name="T23">value</text:span><text:span text:style-name="T27">=</text:span><text:span text:style-name="T31">"#{user.name}"</text:span><text:span text:style-name="T19"> </text:span><text:span text:style-name="T10">/&gt;</text:span></text:p>
      <text:p text:style-name="P172"><text:span text:style-name="T10">&lt;/</text:span><text:span text:style-name="T15">f:metadata</text:span><text:span text:style-name="T10">&gt;</text:span></text:p>
      <text:list xml:id="list102510027164294" text:continue-numbering="true" text:style-name="L13">
        <text:list-header>
          <text:p text:style-name="P171">Here when link is clicked parameter with name = name and value = JayJosh appended to the url and in welcome.xhtml page it is received because of &lt;f:metadata&gt; tag and then setName() of 'user' will be called to set its values.</text:p>
        </text:list-header>
        <text:list-item>
          <text:p text:style-name="P149"><text:span text:style-name="T55">E</text:span>X</text:p>
        </text:list-item>
      </text:list>
      <text:p text:style-name="P46">Let create a GETReqPjt directory as shown below</text:p>
      <text:p text:style-name="P46"/>
      <text:p text:style-name="P46"><draw:frame draw:style-name="fr1" draw:name="Image4" text:anchor-type="paragraph" svg:width="2.3862in" svg:height="2.6256in" draw:z-index="10"><draw:image xlink:href="Pictures/20000009000017AC00001A0D96507957.svm" xlink:type="simple" xlink:show="embed" xlink:actuate="onLoad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76">login.xhtml</text:p>
      <text:p text:style-name="P47"><text:soft-page-break/><text:span text:style-name="T10">&lt;?</text:span><text:span text:style-name="T15">xml</text:span><text:span text:style-name="T19"> </text:span><text:span text:style-name="T23">version</text:span><text:span text:style-name="T27">=</text:span><text:span text:style-name="T31">'1.0'</text:span><text:span text:style-name="T19"> </text:span><text:span text:style-name="T23">encoding</text:span><text:span text:style-name="T27">=</text:span><text:span text:style-name="T31">'UTF-8'</text:span><text:span text:style-name="T19"> </text:span><text:span text:style-name="T10">?&gt;</text:span></text:p>
      <text:p text:style-name="P113"><text:span text:style-name="T10">&lt;!</text:span><text:span text:style-name="T15">DOCTYPE</text:span><text:span text:style-name="T19"> </text:span><text:span text:style-name="T10">html</text:span><text:span text:style-name="T19"> </text:span><text:span text:style-name="T46">PUBLIC</text:span><text:span text:style-name="T19"> </text:span><text:span text:style-name="T10">"-//W3C//DTD XHTML 1.0 Transitional//EN"</text:span><text:span text:style-name="T19"> </text:span><text:span text:style-name="T47">"http://www.w3.org/TR/xhtml1/DTD/xhtml1-transitional.dtd"</text:span><text:span text:style-name="T10">&gt;</text:span></text:p>
      <text:p text:style-name="P111"><text:span text:style-name="T10">&lt;</text:span><text:span text:style-name="T15">html</text:span><text:span text:style-name="T19"> </text:span><text:span text:style-name="T23">xmlns</text:span><text:span text:style-name="T27">=</text:span><text:span text:style-name="T31">"http://www.w3.org/1999/xhtml"</text:span></text:p>
      <text:p text:style-name="P111"><text:span text:style-name="T19"><text:s text:c="6"/></text:span><text:span text:style-name="T23">xmlns:h</text:span><text:span text:style-name="T27">=</text:span><text:span text:style-name="T31">"http://xmlns.jcp.org/jsf/html"</text:span></text:p>
      <text:p text:style-name="P111"><text:span text:style-name="T19"><text:s text:c="6"/></text:span><text:span text:style-name="T23">xmlns:f</text:span><text:span text:style-name="T27">=</text:span><text:span text:style-name="T31">"http://xmlns.jcp.org/jsf/core"</text:span><text:span text:style-name="T10">&gt;</text:span></text:p>
      <text:p text:style-name="P109"/>
      <text:p text:style-name="P111"><text:span text:style-name="T27"><text:s text:c="4"/></text:span><text:span text:style-name="T10">&lt;</text:span><text:span text:style-name="T15">h:head</text:span><text:span text:style-name="T10">&gt;</text:span></text:p>
      <text:p text:style-name="P111"><text:span text:style-name="T27"><text:s text:c="8"/></text:span><text:span text:style-name="T10">&lt;</text:span><text:span text:style-name="T15">title</text:span><text:span text:style-name="T10">&gt;</text:span><text:span text:style-name="T27">Login Page</text:span><text:span text:style-name="T10">&lt;/</text:span><text:span text:style-name="T15">title</text:span><text:span text:style-name="T10">&gt;</text:span></text:p>
      <text:p text:style-name="P111"><text:span text:style-name="T27"><text:s text:c="4"/></text:span><text:span text:style-name="T10">&lt;/</text:span><text:span text:style-name="T15">h:head</text:span><text:span text:style-name="T10">&gt;</text:span></text:p>
      <text:p text:style-name="P111"><text:span text:style-name="T27"><text:s text:c="4"/></text:span><text:span text:style-name="T10">&lt;</text:span><text:span text:style-name="T15">h:body</text:span><text:span text:style-name="T10">&gt;</text:span></text:p>
      <text:p text:style-name="P111"><text:span text:style-name="T27"><text:s text:c="8"/></text:span><text:span text:style-name="T10">&lt;</text:span><text:span text:style-name="T15">h:form</text:span><text:span text:style-name="T10">&gt;</text:span></text:p>
      <text:p text:style-name="P111"><text:span text:style-name="T27"><text:s text:c="12"/>Hello there </text:span><text:span text:style-name="T10">&lt;</text:span><text:span text:style-name="T15">br</text:span><text:span text:style-name="T10">/&gt;</text:span></text:p>
      <text:p text:style-name="P186"><text:span text:style-name="T10"><text:tab/><text:tab/>&lt;ui:remove&gt;Click here : &lt;h:link outcome="/welcome.xhtml?name=JayJosh" <text:s/><text:tab/><text:tab/><text:tab/><text:tab/>value="link"/&gt;&lt;/ui:remove&gt;</text:span></text:p>
      <text:p text:style-name="P111"><text:span text:style-name="T27"><text:s text:c="12"/>Click here : </text:span><text:span text:style-name="T10">&lt;</text:span><text:span text:style-name="T15">h:link</text:span><text:span text:style-name="T19"> </text:span><text:span text:style-name="T23">outcome</text:span><text:span text:style-name="T27">=</text:span><text:span text:style-name="T31">"/welcome.xhtml"</text:span><text:span text:style-name="T19"> <text:s/></text:span><text:span text:style-name="T23">value</text:span><text:span text:style-name="T27">=</text:span><text:span text:style-name="T31">"link"</text:span><text:span text:style-name="T10">&gt;</text:span><text:span text:style-name="T27"> </text:span></text:p>
      <text:p text:style-name="P111"><text:span text:style-name="T27"><text:s text:c="28"/></text:span><text:span text:style-name="T10">&lt;</text:span><text:span text:style-name="T15">f:param</text:span><text:span text:style-name="T19"> </text:span><text:span text:style-name="T23">name</text:span><text:span text:style-name="T27">=</text:span><text:span text:style-name="T31">"name"</text:span><text:span text:style-name="T19"> </text:span><text:span text:style-name="T23">value</text:span><text:span text:style-name="T27">=</text:span><text:span text:style-name="T31">"JayJosh"</text:span><text:span text:style-name="T10">/&gt;</text:span></text:p>
      <text:p text:style-name="P111"><text:span text:style-name="T27"><text:s text:c="25"/></text:span><text:span text:style-name="T10">&lt;/</text:span><text:span text:style-name="T15">h:link</text:span><text:span text:style-name="T10">&gt;</text:span></text:p>
      <text:p text:style-name="P111"><text:span text:style-name="T27"><text:s text:c="8"/></text:span><text:span text:style-name="T10">&lt;/</text:span><text:span text:style-name="T15">h:form</text:span><text:span text:style-name="T10">&gt;</text:span></text:p>
      <text:p text:style-name="P111"><text:span text:style-name="T27"><text:s text:c="4"/></text:span><text:span text:style-name="T10">&lt;/</text:span><text:span text:style-name="T15">h:body</text:span><text:span text:style-name="T10">&gt;</text:span></text:p>
      <text:p text:style-name="P111"><text:span text:style-name="T10">&lt;/</text:span><text:span text:style-name="T15">html</text:span><text:span text:style-name="T10">&gt;</text:span></text:p>
      <text:p text:style-name="P109"/>
      <text:p text:style-name="P77">welcome.xhtml</text:p>
      <text:p text:style-name="P64"><text:span text:style-name="T10">&lt;?</text:span><text:span text:style-name="T15">xml</text:span><text:span text:style-name="T19"> </text:span><text:span text:style-name="T23">version</text:span><text:span text:style-name="T27">=</text:span><text:span text:style-name="T31">'1.0'</text:span><text:span text:style-name="T19"> </text:span><text:span text:style-name="T23">encoding</text:span><text:span text:style-name="T27">=</text:span><text:span text:style-name="T31">'UTF-8'</text:span><text:span text:style-name="T19"> </text:span><text:span text:style-name="T10">?&gt;</text:span></text:p>
      <text:p text:style-name="P95"><text:span text:style-name="T10">&lt;!</text:span><text:span text:style-name="T15">DOCTYPE</text:span><text:span text:style-name="T19"> </text:span><text:span text:style-name="T10">html</text:span><text:span text:style-name="T19"> </text:span><text:span text:style-name="T46">PUBLIC</text:span><text:span text:style-name="T19"> </text:span><text:span text:style-name="T10">"-//W3C//DTD XHTML 1.0 Transitional//EN"</text:span><text:span text:style-name="T19"> </text:span><text:span text:style-name="T47">"http://www.w3.org/TR/xhtml1/DTD/xhtml1-transitional.dtd"</text:span><text:span text:style-name="T10">&gt;</text:span></text:p>
      <text:p text:style-name="P97"><text:span text:style-name="T10">&lt;</text:span><text:span text:style-name="T15">html</text:span><text:span text:style-name="T19"> </text:span><text:span text:style-name="T23">xmlns</text:span><text:span text:style-name="T27">=</text:span><text:span text:style-name="T31">"http://www.w3.org/1999/xhtml"</text:span></text:p>
      <text:p text:style-name="P97"><text:span text:style-name="T19"><text:s text:c="6"/></text:span><text:span text:style-name="T23">xmlns:h</text:span><text:span text:style-name="T27">=</text:span><text:span text:style-name="T31">"http://xmlns.jcp.org/jsf/html"</text:span></text:p>
      <text:p text:style-name="P97"><text:span text:style-name="T19"><text:s text:c="6"/></text:span><text:span text:style-name="T23">xmlns:f</text:span><text:span text:style-name="T27">=</text:span><text:span text:style-name="T31">"http://xmlns.jcp.org/jsf/core"</text:span><text:span text:style-name="T10">&gt;</text:span></text:p>
      <text:p text:style-name="P97"><text:span text:style-name="T27"><text:s text:c="4"/></text:span><text:span text:style-name="T10">&lt;</text:span><text:span text:style-name="T15">f:metadata</text:span><text:span text:style-name="T10">&gt;</text:span></text:p>
      <text:p text:style-name="P97"><text:span text:style-name="T27"><text:s text:c="8"/></text:span><text:span text:style-name="T10">&lt;</text:span><text:span text:style-name="T15">f:viewParam</text:span><text:span text:style-name="T19"> </text:span><text:span text:style-name="T23">name</text:span><text:span text:style-name="T27">=</text:span><text:span text:style-name="T31">"name"</text:span><text:span text:style-name="T19"> </text:span><text:span text:style-name="T23">value</text:span><text:span text:style-name="T27">=</text:span><text:span text:style-name="T31">"#{user.name}"</text:span><text:span text:style-name="T19"> </text:span><text:span text:style-name="T10">/&gt;</text:span></text:p>
      <text:p text:style-name="P97"><text:span text:style-name="T27"><text:s text:c="3"/></text:span><text:span text:style-name="T10">&lt;/</text:span><text:span text:style-name="T15">f:metadata</text:span><text:span text:style-name="T10">&gt;</text:span></text:p>
      <text:p text:style-name="P97"><text:span text:style-name="T27"><text:s text:c="4"/></text:span><text:span text:style-name="T10">&lt;</text:span><text:span text:style-name="T15">h:head</text:span><text:span text:style-name="T10">&gt;</text:span></text:p>
      <text:p text:style-name="P97"><text:span text:style-name="T27"><text:s text:c="8"/></text:span><text:span text:style-name="T10">&lt;</text:span><text:span text:style-name="T15">title</text:span><text:span text:style-name="T10">&gt;</text:span><text:span text:style-name="T27">Welcome Page</text:span><text:span text:style-name="T10">&lt;/</text:span><text:span text:style-name="T15">title</text:span><text:span text:style-name="T10">&gt;</text:span></text:p>
      <text:p text:style-name="P97"><text:span text:style-name="T27"><text:s text:c="4"/></text:span><text:span text:style-name="T10">&lt;/</text:span><text:span text:style-name="T15">h:head</text:span><text:span text:style-name="T10">&gt;</text:span></text:p>
      <text:p text:style-name="P97"><text:span text:style-name="T27"><text:s text:c="4"/></text:span><text:span text:style-name="T10">&lt;</text:span><text:span text:style-name="T15">h:body</text:span><text:span text:style-name="T10">&gt;</text:span></text:p>
      <text:p text:style-name="P102"><text:s text:c="8"/>Hello #{user.name}</text:p>
      <text:p text:style-name="P97"><text:span text:style-name="T27"><text:s text:c="4"/></text:span><text:span text:style-name="T10">&lt;/</text:span><text:span text:style-name="T15">h:body</text:span><text:span text:style-name="T10">&gt;</text:span></text:p>
      <text:p text:style-name="P97"><text:span text:style-name="T10">&lt;/</text:span><text:span text:style-name="T15">html</text:span><text:span text:style-name="T10">&gt;</text:span></text:p>
      <text:p text:style-name="P106"/>
      <text:p text:style-name="P78">UserBean.java</text:p>
      <text:p text:style-name="P48"><text:span text:style-name="T42">package</text:span><text:span text:style-name="T27"> com.get;</text:span></text:p>
      <text:p text:style-name="P106"/>
      <text:p text:style-name="P97"><text:span text:style-name="T42">import</text:span><text:span text:style-name="T27"> java.io.Serializable;</text:span></text:p>
      <text:p text:style-name="P179">import javax.inject.Named; </text:p>
      <text:p text:style-name="P97"><text:span text:style-name="T42">import</text:span><text:span text:style-name="T27"> javax.</text:span><text:span text:style-name="T28">enterprise.context.</text:span><text:span text:style-name="T27">SessionScoped;</text:span></text:p>
      <text:p text:style-name="P108"/>
      <text:p text:style-name="P97"><text:span text:style-name="T43">@</text:span><text:span text:style-name="T28">Named</text:span><text:span text:style-name="T27">(</text:span><text:span text:style-name="T38">"user"</text:span><text:span text:style-name="T27">)</text:span></text:p>
      <text:p text:style-name="P97"><text:span text:style-name="T43">@</text:span><text:span text:style-name="T27">SessionScoped</text:span></text:p>
      <text:p text:style-name="P106"/>
      <text:p text:style-name="P97"><text:span text:style-name="T42">public</text:span><text:span text:style-name="T27"> </text:span><text:span text:style-name="T42">class</text:span><text:span text:style-name="T27"> UserBean </text:span><text:span text:style-name="T42">implements</text:span><text:span text:style-name="T27"> Serializable {</text:span></text:p>
      <text:p text:style-name="P106"/>
      <text:p text:style-name="P97"><text:span text:style-name="T27"><text:s text:c="4"/></text:span><text:span text:style-name="T42">public</text:span><text:span text:style-name="T27"> UserBean() {</text:span></text:p>
      <text:p text:style-name="P102"><text:s text:c="4"/>}</text:p>
      <text:p text:style-name="P102"><text:s text:c="4"/></text:p>
      <text:p text:style-name="P97"><text:span text:style-name="T27"><text:s text:c="4"/>String </text:span><text:span text:style-name="T44">name</text:span><text:span text:style-name="T27">;</text:span></text:p>
      <text:p text:style-name="P106"/>
      <text:p text:style-name="P97"><text:span text:style-name="T27"><text:s text:c="4"/></text:span><text:span text:style-name="T42">public</text:span><text:span text:style-name="T27"> String getName() {</text:span></text:p>
      <text:p text:style-name="P97"><text:span text:style-name="T27"><text:s text:c="8"/></text:span><text:span text:style-name="T42">return</text:span><text:span text:style-name="T27"> </text:span><text:span text:style-name="T44">name</text:span><text:span text:style-name="T27">;</text:span></text:p>
      <text:p text:style-name="P102"><text:s text:c="4"/>}</text:p>
      <text:p text:style-name="P106"/>
      <text:p text:style-name="P97"><text:span text:style-name="T27"><text:s text:c="4"/></text:span><text:span text:style-name="T42">public</text:span><text:span text:style-name="T27"> </text:span><text:span text:style-name="T42">void</text:span><text:span text:style-name="T27"> setName(String </text:span><text:span text:style-name="T45">name</text:span><text:span text:style-name="T27">) {</text:span></text:p>
      <text:p text:style-name="P97"><text:span text:style-name="T27"><text:s text:c="8"/></text:span><text:span text:style-name="T42">this</text:span><text:span text:style-name="T27">.</text:span><text:span text:style-name="T44">name</text:span><text:span text:style-name="T27"> = </text:span><text:span text:style-name="T45">name</text:span><text:span text:style-name="T27">;</text:span></text:p>
      <text:p text:style-name="P102"><text:soft-page-break/><text:s text:c="4"/>}</text:p>
      <text:p text:style-name="P102">}</text:p>
      <text:p text:style-name="P48"/>
      <text:p text:style-name="P78">web.xml</text:p>
      <text:p text:style-name="P49"><text:span text:style-name="T10">&lt;?</text:span><text:span text:style-name="T15">xml</text:span><text:span text:style-name="T19"> </text:span><text:span text:style-name="T23">version</text:span><text:span text:style-name="T27">=</text:span><text:span text:style-name="T31">"1.0"</text:span><text:span text:style-name="T19"> </text:span><text:span text:style-name="T23">encoding</text:span><text:span text:style-name="T27">=</text:span><text:span text:style-name="T31">"UTF-8"</text:span><text:span text:style-name="T10">?&gt;</text:span></text:p>
      <text:p text:style-name="P95"><text:span text:style-name="T10">&lt;</text:span><text:span text:style-name="T15">web-app</text:span><text:span text:style-name="T19"> </text:span><text:span text:style-name="T23">version</text:span><text:span text:style-name="T27">=</text:span><text:span text:style-name="T31">"3.1"</text:span><text:span text:style-name="T19"> </text:span><text:span text:style-name="T23">xmlns</text:span><text:span text:style-name="T27">=</text:span><text:span text:style-name="T31">"http://xmlns.jcp.org/xml/ns/javaee"</text:span><text:span text:style-name="T19"> </text:span><text:span text:style-name="T23">xmlns:xsi</text:span><text:span text:style-name="T27">=</text:span><text:span text:style-name="T31">"http://www.w3.org/2001/XMLSchema-instance"</text:span><text:span text:style-name="T19"> </text:span><text:span text:style-name="T23">xsi:schemaLocation</text:span><text:span text:style-name="T27">=</text:span><text:span text:style-name="T31">"http://xmlns.jcp.org/xml/ns/javaee http://xmlns.jcp.org/xml/ns/javaee/web-app_3_1.xsd"</text:span><text:span text:style-name="T10">&gt;</text:span></text:p>
      <text:p text:style-name="P95"><text:span text:style-name="T27"><text:s text:c="4"/></text:span><text:span text:style-name="T10">&lt;</text:span><text:span text:style-name="T15">context-param</text:span><text:span text:style-name="T10">&gt;</text:span></text:p>
      <text:p text:style-name="P95"><text:span text:style-name="T27"><text:s text:c="8"/></text:span><text:span text:style-name="T10">&lt;</text:span><text:span text:style-name="T15">param-name</text:span><text:span text:style-name="T10">&gt;</text:span><text:span text:style-name="T27">javax.faces.PROJECT_STAGE</text:span><text:span text:style-name="T10">&lt;/</text:span><text:span text:style-name="T15">param-name</text:span><text:span text:style-name="T10">&gt;</text:span></text:p>
      <text:p text:style-name="P95"><text:span text:style-name="T27"><text:s text:c="8"/></text:span><text:span text:style-name="T10">&lt;</text:span><text:span text:style-name="T15">param-value</text:span><text:span text:style-name="T10">&gt;</text:span><text:span text:style-name="T27">Development</text:span><text:span text:style-name="T10">&lt;/</text:span><text:span text:style-name="T15">param-value</text:span><text:span text:style-name="T10">&gt;</text:span></text:p>
      <text:p text:style-name="P95"><text:span text:style-name="T27"><text:s text:c="4"/></text:span><text:span text:style-name="T10">&lt;/</text:span><text:span text:style-name="T15">context-param</text:span><text:span text:style-name="T10">&gt;</text:span></text:p>
      <text:p text:style-name="P95"><text:span text:style-name="T27"><text:s text:c="4"/></text:span><text:span text:style-name="T10">&lt;</text:span><text:span text:style-name="T15">servlet</text:span><text:span text:style-name="T10">&gt;</text:span></text:p>
      <text:p text:style-name="P95"><text:span text:style-name="T27"><text:s text:c="8"/></text:span><text:span text:style-name="T10">&lt;</text:span><text:span text:style-name="T15">servlet-name</text:span><text:span text:style-name="T10">&gt;</text:span><text:span text:style-name="T27">Faces Servlet</text:span><text:span text:style-name="T10">&lt;/</text:span><text:span text:style-name="T15">servlet-name</text:span><text:span text:style-name="T10">&gt;</text:span></text:p>
      <text:p text:style-name="P95"><text:span text:style-name="T27"><text:s text:c="8"/></text:span><text:span text:style-name="T10">&lt;</text:span><text:span text:style-name="T15">servlet-class</text:span><text:span text:style-name="T10">&gt;</text:span><text:span text:style-name="T27">javax.faces.webapp.FacesServlet</text:span><text:span text:style-name="T10">&lt;/</text:span><text:span text:style-name="T15">servlet-class</text:span><text:span text:style-name="T10">&gt;</text:span></text:p>
      <text:p text:style-name="P95"><text:span text:style-name="T27"><text:s text:c="8"/></text:span><text:span text:style-name="T10">&lt;</text:span><text:span text:style-name="T15">load-on-startup</text:span><text:span text:style-name="T10">&gt;</text:span><text:span text:style-name="T27">1</text:span><text:span text:style-name="T10">&lt;/</text:span><text:span text:style-name="T15">load-on-startup</text:span><text:span text:style-name="T10">&gt;</text:span></text:p>
      <text:p text:style-name="P95"><text:span text:style-name="T27"><text:s text:c="4"/></text:span><text:span text:style-name="T10">&lt;/</text:span><text:span text:style-name="T15">servlet</text:span><text:span text:style-name="T10">&gt;</text:span></text:p>
      <text:p text:style-name="P95"><text:span text:style-name="T27"><text:s text:c="4"/></text:span><text:span text:style-name="T10">&lt;</text:span><text:span text:style-name="T15">servlet-mapping</text:span><text:span text:style-name="T10">&gt;</text:span></text:p>
      <text:p text:style-name="P95"><text:span text:style-name="T27"><text:s text:c="8"/></text:span><text:span text:style-name="T10">&lt;</text:span><text:span text:style-name="T15">servlet-name</text:span><text:span text:style-name="T10">&gt;</text:span><text:span text:style-name="T27">Faces Servlet</text:span><text:span text:style-name="T10">&lt;/</text:span><text:span text:style-name="T15">servlet-name</text:span><text:span text:style-name="T10">&gt;</text:span></text:p>
      <text:p text:style-name="P95"><text:span text:style-name="T27"><text:s text:c="8"/></text:span><text:span text:style-name="T10">&lt;</text:span><text:span text:style-name="T15">url-pattern</text:span><text:span text:style-name="T10">&gt;</text:span><text:span text:style-name="T27">/faces/*</text:span><text:span text:style-name="T10">&lt;/</text:span><text:span text:style-name="T15">url-pattern</text:span><text:span text:style-name="T10">&gt;</text:span></text:p>
      <text:p text:style-name="P95"><text:span text:style-name="T27"><text:s text:c="4"/></text:span><text:span text:style-name="T10">&lt;/</text:span><text:span text:style-name="T15">servlet-mapping</text:span><text:span text:style-name="T10">&gt;</text:span></text:p>
      <text:p text:style-name="P95"><text:span text:style-name="T27"><text:s text:c="4"/></text:span><text:span text:style-name="T10">&lt;</text:span><text:span text:style-name="T15">session-config</text:span><text:span text:style-name="T10">&gt;</text:span></text:p>
      <text:p text:style-name="P95"><text:span text:style-name="T27"><text:s text:c="8"/></text:span><text:span text:style-name="T10">&lt;</text:span><text:span text:style-name="T15">session-timeout</text:span><text:span text:style-name="T10">&gt;</text:span></text:p>
      <text:p text:style-name="P180"><text:s text:c="12"/>30</text:p>
      <text:p text:style-name="P95"><text:span text:style-name="T27"><text:s text:c="8"/></text:span><text:span text:style-name="T10">&lt;/</text:span><text:span text:style-name="T15">session-timeout</text:span><text:span text:style-name="T10">&gt;</text:span></text:p>
      <text:p text:style-name="P95"><text:span text:style-name="T27"><text:s text:c="4"/></text:span><text:span text:style-name="T10">&lt;/</text:span><text:span text:style-name="T15">session-config</text:span><text:span text:style-name="T10">&gt;</text:span></text:p>
      <text:p text:style-name="P95"><text:span text:style-name="T27"><text:s text:c="4"/></text:span><text:span text:style-name="T10">&lt;</text:span><text:span text:style-name="T15">welcome-file-list</text:span><text:span text:style-name="T10">&gt;</text:span></text:p>
      <text:p text:style-name="P95"><text:span text:style-name="T27"><text:s text:c="8"/></text:span><text:span text:style-name="T10">&lt;</text:span><text:span text:style-name="T15">welcome-file</text:span><text:span text:style-name="T10">&gt;</text:span><text:span text:style-name="T27">faces/login.xhtml</text:span><text:span text:style-name="T10">&lt;/</text:span><text:span text:style-name="T15">welcome-file</text:span><text:span text:style-name="T10">&gt;</text:span></text:p>
      <text:p text:style-name="P95"><text:span text:style-name="T27"><text:s text:c="4"/></text:span><text:span text:style-name="T10">&lt;/</text:span><text:span text:style-name="T15">welcome-file-list</text:span><text:span text:style-name="T10">&gt;</text:span></text:p>
      <text:p text:style-name="P95"><text:span text:style-name="T10">&lt;/</text:span><text:span text:style-name="T15">web-app</text:span><text:span text:style-name="T10">&gt;</text:span></text:p>
      <text:p text:style-name="P48"/>
      <text:p text:style-name="P79">Output</text:p>
      <text:p text:style-name="P80">login.xhtml</text:p>
      <text:p text:style-name="P81"><draw:frame draw:style-name="fr3" draw:name="Image5" text:anchor-type="paragraph" svg:width="7.7in" svg:height="0.8661in" draw:z-index="8"><draw:image xlink:href="Pictures/20000009000067E000000BAFF859858D.svm" xlink:type="simple" xlink:show="embed" xlink:actuate="onLoad"/></draw:frame>welcome.xhtml</text:p>
      <text:p text:style-name="P81"><draw:frame draw:style-name="fr4" draw:name="Image6" text:anchor-type="paragraph" svg:width="7.7in" svg:height="0.6083in" draw:z-index="9"><draw:image xlink:href="Pictures/20000009000067410000082B69877D5F.svm" xlink:type="simple" xlink:show="embed" xlink:actuate="onLoad"/></draw:frame></text:p>
      <text:p text:style-name="P65">6.<text:tab/><text:span text:style-name="T1">More Navigation Rules</text:span></text:p>
      <text:p text:style-name="P50"><text:span text:style-name="T53">i</text:span>.<text:tab/><text:span text:style-name="T1">WildCards</text:span></text:p>
      <text:list xml:id="list1252838520614845666" text:style-name="L14">
        <text:list-item>
          <text:p text:style-name="P131">One can use wild cards in the &lt;from-view-id&gt; element of the navigation rule.</text:p>
        </text:list-item>
        <text:list-item>
          <text:p text:style-name="P150">Ex</text:p>
        </text:list-item>
      </text:list>
      <text:p text:style-name="P90">&lt;navigation-rule&gt;</text:p>
      <text:p text:style-name="P26">&lt;from-view-id&gt;/secure/*&lt;/from-view-id&gt;</text:p>
      <text:p text:style-name="P26">&lt;navigation-case&gt;</text:p>
      <text:p text:style-name="P26">. . .</text:p>
      <text:p text:style-name="P26">&lt;/navigation-case&gt;</text:p>
      <text:p text:style-name="P26">&lt;/navigation-rule&gt;</text:p>
      <text:p text:style-name="P51"><text:soft-page-break/></text:p>
      <text:p text:style-name="P52">Now this applies to all the pages that starts with the prefix <text:span text:style-name="T3">/secure</text:span>. </text:p>
      <text:list xml:id="list7187359638781911902" text:style-name="L15">
        <text:list-item>
          <text:p text:style-name="P132">If one use</text:p>
        </text:list-item>
      </text:list>
      <text:p text:style-name="P91">&lt;from-view-id&gt;/*&lt;/from-view-id&gt;</text:p>
      <text:p text:style-name="P26">or</text:p>
      <text:p text:style-name="P26">&lt;from-view-id&gt;*&lt;/from-view-id&gt;</text:p>
      <text:p text:style-name="P26"/>
      <text:p text:style-name="P53">Then its means that it applies to all the pages.</text:p>
      <text:p text:style-name="P53"/>
      <text:p text:style-name="P54">ii.<text:tab/><text:span text:style-name="T1">&lt;form-action&gt; tag</text:span></text:p>
      <text:list xml:id="list8887307465418221023" text:style-name="L16">
        <text:list-item>
          <text:p text:style-name="P133">When different method expressions in the application have methods which returns same outcome then we can use &lt;form-action&gt; to differentiate between them.</text:p>
        </text:list-item>
        <text:list-item>
          <text:p text:style-name="P151">Ex</text:p>
        </text:list-item>
      </text:list>
      <text:p text:style-name="P92">&lt;navigation-case&gt;</text:p>
      <text:p text:style-name="P26"><text:tab/>&lt;from-action&gt;#{quizBean.answerAction}&lt;/from-action&gt;</text:p>
      <text:p text:style-name="P26"><text:tab/>&lt;from-outcome&gt;again&lt;/from-outcome&gt;</text:p>
      <text:p text:style-name="P26"><text:tab/>&lt;to-view-id&gt;/again.xhtml&lt;/to-view-id&gt;</text:p>
      <text:p text:style-name="P26">&lt;/navigation-case&gt;</text:p>
      <text:p text:style-name="P26">&lt;navigation-case&gt;</text:p>
      <text:p text:style-name="P26"><text:tab/>&lt;from-action&gt;#{quizBean.startOverAction}&lt;/from-action&gt;</text:p>
      <text:p text:style-name="P26"><text:tab/>&lt;from-outcome&gt;again&lt;/from-outcome&gt;</text:p>
      <text:p text:style-name="P26"><text:tab/>&lt;to-view-id&gt;/index.xhtml&lt;/to-view-id&gt;</text:p>
      <text:p text:style-name="P27">&lt;/navigation-case&gt;</text:p>
      <text:p text:style-name="P55">Above contents of <text:span text:style-name="T3">&lt;from-action&gt;</text:span> should match that of <text:span text:style-name="T3">&lt;from-outcome&gt;</text:span>.</text:p>
      <text:list xml:id="list373646042232981555" text:style-name="L17">
        <text:list-item>
          <text:p text:style-name="P134">Here <text:span text:style-name="T50">Navigation handler does not invoke the method present in #{ }. The methods will be invoked before navigation handler kicks in. The navigation handler mere uses &lt;form-action&gt; as key to find matching navigation cases.</text:span></text:p>
        </text:list-item>
      </text:list>
      <text:p text:style-name="P56"/>
      <text:p text:style-name="P56"><text:span text:style-name="T52">i</text:span>ii.<text:tab/><text:span text:style-name="T1">Conditional Navigation Cases</text:span></text:p>
      <text:list xml:id="list102510125168180" text:continue-numbering="true" text:style-name="L17">
        <text:list-item>
          <text:p text:style-name="P152">From JSF 2.0 one can supply 'if' element that activates navigation case only when the condition is fulfilled. </text:p>
        </text:list-item>
        <text:list-item>
          <text:p text:style-name="P153">Ex</text:p>
        </text:list-item>
      </text:list>
      <text:p text:style-name="P93">&lt;navigation-case&gt;</text:p>
      <text:p text:style-name="P26">&lt;from-outcome&gt;previous&lt;/from-outcome&gt;</text:p>
      <text:p text:style-name="P26">&lt;if&gt;#{quizBean.currentQuestion != 0}&lt;/if&gt;</text:p>
      <text:p text:style-name="P26">&lt;to-view-id&gt;/main.xhtml&lt;/to-view-id&gt;</text:p>
      <text:p text:style-name="P26">&lt;/navigation-case&gt;</text:p>
      <text:p text:style-name="P93"/>
      <text:p text:style-name="P57">iv.<text:tab/><text:span text:style-name="T1">Dynamic Target View IDs</text:span></text:p>
      <text:list xml:id="list2090143226805917959" text:style-name="L18">
        <text:list-item>
          <text:p text:style-name="P135">&lt;to-view-id&gt; element could be value expression. It will be evaluated <text:span text:style-name="T51">and the result will be used as view ID.</text:span></text:p>
        </text:list-item>
        <text:list-item>
          <text:p text:style-name="P154">EX</text:p>
        </text:list-item>
      </text:list>
      <text:p text:style-name="P94">&lt;navigation-rule&gt;</text:p>
      <text:p text:style-name="P26"><text:tab/>&lt;from-view-id&gt;/main.xhtml&lt;/from-view-id&gt;</text:p>
      <text:p text:style-name="P26"><text:tab/>&lt;navigation-case&gt;</text:p>
      <text:p text:style-name="P26"><text:tab/>&lt;to-view-id&gt;#{quizBean.nextViewID}&lt;/to-view-id&gt;</text:p>
      <text:p text:style-name="P26"><text:tab/>&lt;/navigation-case&gt;</text:p>
      <text:p text:style-name="P26">&lt;/navigation-rule&gt;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Courier New1" svg:font-family="'Courier New'" style:font-family-generic="roman"/>
    <style:font-face style:name="LucidaSans-TypNarr" svg:font-family="LucidaSans-TypNarr" style:font-family-generic="roman"/>
    <style:font-face style:name="LucidaSans-TypNarrBold" svg:font-family="LucidaSans-TypNarrBold" style:font-family-generic="roman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3in" fo:margin-bottom="0.3in" fo:margin-left="0.5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4T13:20:03.068000000</meta:creation-date>
    <dc:date>2016-12-27T10:25:09.614000000</dc:date>
    <meta:editing-duration>PT3H53M38S</meta:editing-duration>
    <meta:editing-cycles>123</meta:editing-cycles>
    <meta:generator>LibreOffice/4.2.4.2$Windows_x86 LibreOffice_project/63150712c6d317d27ce2db16eb94c2f3d7b699f8</meta:generator>
    <meta:document-statistic meta:table-count="0" meta:image-count="11" meta:object-count="0" meta:page-count="13" meta:paragraph-count="509" meta:word-count="1712" meta:character-count="18441" meta:non-whitespace-character-count="15571"/>
  </office:meta>
</office:document-meta>
</file>